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ourier" svg:font-family="Courier" style:font-family-generic="roman" style:font-pitch="variable"/>
    <style:font-face style:name="JetBrains Mono" svg:font-family="'JetBrains Mono'" style:font-family-generic="roman" style:font-pitch="variable"/>
    <style:font-face style:name="Liberation Mono" svg:font-family="'Liberation Mono'" style:font-family-generic="modern" style:font-pitch="fixed"/>
    <style:font-face style:name="Liberation Mono1" svg:font-family="'Liberation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
      <style:text-properties officeooo:paragraph-rsid="03465ec2"/>
    </style:style>
    <style:style style:name="P2" style:family="paragraph" style:parent-style-name="Text_20_body">
      <style:text-properties officeooo:paragraph-rsid="03465ec2"/>
    </style:style>
    <style:style style:name="P3" style:family="paragraph" style:parent-style-name="Standard">
      <style:text-properties officeooo:paragraph-rsid="03465ec2"/>
    </style:style>
    <style:style style:name="P4" style:family="paragraph" style:parent-style-name="Preformatted_20_Text">
      <style:text-properties officeooo:paragraph-rsid="033b8ed5"/>
    </style:style>
    <style:style style:name="P5" style:family="paragraph" style:parent-style-name="Preformatted_20_Text">
      <style:text-properties officeooo:rsid="034735a6" officeooo:paragraph-rsid="034735a6"/>
    </style:style>
    <style:style style:name="P6" style:family="paragraph" style:parent-style-name="Text_20_body">
      <style:text-properties officeooo:rsid="034735a6" officeooo:paragraph-rsid="034735a6"/>
    </style:style>
    <style:style style:name="P7" style:family="paragraph" style:parent-style-name="Standard">
      <style:text-properties officeooo:rsid="034735a6" officeooo:paragraph-rsid="034735a6"/>
    </style:style>
    <style:style style:name="P8" style:family="paragraph" style:parent-style-name="Preformatted_20_Text">
      <style:text-properties officeooo:paragraph-rsid="0347ff6c"/>
    </style:style>
    <style:style style:name="P9" style:family="paragraph" style:parent-style-name="Text_20_body">
      <style:text-properties officeooo:paragraph-rsid="0347ff6c"/>
    </style:style>
    <style:style style:name="P10" style:family="paragraph" style:parent-style-name="Preformatted_20_Text">
      <style:text-properties officeooo:paragraph-rsid="0349bc5d"/>
    </style:style>
    <style:style style:name="P11" style:family="paragraph" style:parent-style-name="Text_20_body">
      <style:text-properties officeooo:paragraph-rsid="0349bc5d"/>
    </style:style>
    <style:style style:name="P12" style:family="paragraph" style:parent-style-name="Preformatted_20_Text">
      <style:text-properties fo:font-size="9pt" style:font-size-asian="9pt" style:font-size-complex="9pt"/>
    </style:style>
    <style:style style:name="P13" style:family="paragraph" style:parent-style-name="Preformatted_20_Text">
      <style:text-properties fo:font-size="9pt" officeooo:paragraph-rsid="0350edca" style:font-size-asian="9pt" style:font-size-complex="9pt"/>
    </style:style>
    <style:style style:name="P14" style:family="paragraph" style:parent-style-name="Preformatted_20_Text">
      <style:text-properties officeooo:paragraph-rsid="035cacbb"/>
    </style:style>
    <style:style style:name="P15" style:family="paragraph" style:parent-style-name="Preformatted_20_Text">
      <style:text-properties officeooo:rsid="035cacbb" officeooo:paragraph-rsid="035cacbb"/>
    </style:style>
    <style:style style:name="P16" style:family="paragraph" style:parent-style-name="Text_20_body">
      <style:text-properties officeooo:rsid="035cacbb" officeooo:paragraph-rsid="035cacbb"/>
    </style:style>
    <style:style style:name="P17" style:family="paragraph" style:parent-style-name="Standard">
      <style:text-properties officeooo:rsid="035cacbb" officeooo:paragraph-rsid="035cacbb"/>
    </style:style>
    <style:style style:name="P18" style:family="paragraph" style:parent-style-name="Preformatted_20_Text">
      <style:text-properties officeooo:rsid="0347ff6c" officeooo:paragraph-rsid="0347ff6c"/>
    </style:style>
    <style:style style:name="P19" style:family="paragraph" style:parent-style-name="Text_20_body">
      <style:text-properties officeooo:rsid="0347ff6c" officeooo:paragraph-rsid="0347ff6c"/>
    </style:style>
    <style:style style:name="P20" style:family="paragraph" style:parent-style-name="Text_20_body">
      <style:text-properties officeooo:rsid="001ae523" officeooo:paragraph-rsid="001ae523"/>
    </style:style>
    <style:style style:name="P21" style:family="paragraph" style:parent-style-name="Title">
      <style:text-properties officeooo:rsid="001ae523" officeooo:paragraph-rsid="001ae523"/>
    </style:style>
    <style:style style:name="P22" style:family="paragraph" style:parent-style-name="Text_20_body">
      <style:text-properties officeooo:paragraph-rsid="001ccc39"/>
    </style:style>
    <style:style style:name="P23" style:family="paragraph" style:parent-style-name="Text_20_body">
      <style:text-properties officeooo:rsid="0020450a" officeooo:paragraph-rsid="0020450a"/>
    </style:style>
    <style:style style:name="P24" style:family="paragraph" style:parent-style-name="Text_20_body">
      <style:text-properties officeooo:rsid="033a889a" officeooo:paragraph-rsid="035659aa"/>
    </style:style>
    <style:style style:name="P25" style:family="paragraph" style:parent-style-name="Text_20_body">
      <style:text-properties fo:font-style="italic" officeooo:rsid="033b8ed5" officeooo:paragraph-rsid="033b8ed5" style:font-style-asian="italic" style:font-style-complex="italic"/>
    </style:style>
    <style:style style:name="P26" style:family="paragraph" style:parent-style-name="Text_20_body">
      <style:text-properties fo:font-style="italic" officeooo:rsid="034eb82d" officeooo:paragraph-rsid="034eb82d" style:font-style-asian="italic" style:font-style-complex="italic"/>
    </style:style>
    <style:style style:name="P27" style:family="paragraph" style:parent-style-name="Text_20_body">
      <style:text-properties officeooo:rsid="03465ec2" officeooo:paragraph-rsid="03465ec2"/>
    </style:style>
    <style:style style:name="P28" style:family="paragraph" style:parent-style-name="Text_20_body">
      <style:text-properties officeooo:rsid="03467823" officeooo:paragraph-rsid="03467823"/>
    </style:style>
    <style:style style:name="P29" style:family="paragraph" style:parent-style-name="Text_20_body">
      <style:text-properties officeooo:rsid="03472c35" officeooo:paragraph-rsid="03472c35"/>
    </style:style>
    <style:style style:name="P30" style:family="paragraph" style:parent-style-name="Text_20_body">
      <style:text-properties officeooo:rsid="0349bc5d" officeooo:paragraph-rsid="0349bc5d"/>
    </style:style>
    <style:style style:name="P31" style:family="paragraph" style:parent-style-name="Standard">
      <style:text-properties officeooo:rsid="0349bc5d" officeooo:paragraph-rsid="0349bc5d"/>
    </style:style>
    <style:style style:name="P32" style:family="paragraph" style:parent-style-name="Text_20_body">
      <style:text-properties officeooo:rsid="034ba2a9" officeooo:paragraph-rsid="034ba2a9"/>
    </style:style>
    <style:style style:name="P33" style:family="paragraph" style:parent-style-name="Text_20_body">
      <style:text-properties officeooo:rsid="034d4c0c" officeooo:paragraph-rsid="034d4c0c"/>
    </style:style>
    <style:style style:name="P34" style:family="paragraph" style:parent-style-name="Text_20_body">
      <style:text-properties officeooo:rsid="034eb82d" officeooo:paragraph-rsid="034eb82d"/>
    </style:style>
    <style:style style:name="P35" style:family="paragraph" style:parent-style-name="Text_20_body">
      <style:text-properties officeooo:rsid="034f09be" officeooo:paragraph-rsid="034f09be"/>
    </style:style>
    <style:style style:name="P36" style:family="paragraph" style:parent-style-name="Standard">
      <style:text-properties officeooo:rsid="034f09be" officeooo:paragraph-rsid="034f09be"/>
    </style:style>
    <style:style style:name="P37" style:family="paragraph" style:parent-style-name="Text_20_body">
      <style:text-properties officeooo:rsid="0350edca" officeooo:paragraph-rsid="0350edca"/>
    </style:style>
    <style:style style:name="P38" style:family="paragraph" style:parent-style-name="Text_20_body">
      <style:text-properties officeooo:rsid="0352bdc6" officeooo:paragraph-rsid="0352bdc6"/>
    </style:style>
    <style:style style:name="P39" style:family="paragraph" style:parent-style-name="Text_20_body">
      <style:text-properties officeooo:rsid="035487dd" officeooo:paragraph-rsid="035487dd"/>
    </style:style>
    <style:style style:name="P40" style:family="paragraph" style:parent-style-name="Text_20_body">
      <style:text-properties officeooo:rsid="035659aa" officeooo:paragraph-rsid="035659aa"/>
    </style:style>
    <style:style style:name="P41" style:family="paragraph" style:parent-style-name="Text_20_body">
      <style:text-properties style:font-name="Liberation Mono" fo:font-size="9pt" officeooo:rsid="035659aa" officeooo:paragraph-rsid="035659aa" style:font-size-asian="9pt" style:font-size-complex="9pt"/>
    </style:style>
    <style:style style:name="P42" style:family="paragraph" style:parent-style-name="Text_20_body">
      <style:text-properties officeooo:rsid="03567f16" officeooo:paragraph-rsid="03567f16"/>
    </style:style>
    <style:style style:name="P43" style:family="paragraph" style:parent-style-name="Text_20_body">
      <style:text-properties officeooo:rsid="0358a216" officeooo:paragraph-rsid="0358a216"/>
    </style:style>
    <style:style style:name="P44" style:family="paragraph" style:parent-style-name="Standard">
      <style:text-properties officeooo:rsid="0358a216" officeooo:paragraph-rsid="0358a216"/>
    </style:style>
    <style:style style:name="P45" style:family="paragraph" style:parent-style-name="Text_20_body">
      <style:text-properties fo:font-weight="bold" officeooo:rsid="0358a216" officeooo:paragraph-rsid="0358a216" style:font-weight-asian="bold" style:font-weight-complex="bold"/>
    </style:style>
    <style:style style:name="P46" style:family="paragraph" style:parent-style-name="Text_20_body">
      <style:text-properties officeooo:rsid="035ba36c" officeooo:paragraph-rsid="035ba36c"/>
    </style:style>
    <style:style style:name="P47" style:family="paragraph" style:parent-style-name="Text_20_body">
      <style:text-properties officeooo:rsid="035c2c6e" officeooo:paragraph-rsid="035c2c6e"/>
    </style:style>
    <style:style style:name="P48" style:family="paragraph" style:parent-style-name="Standard">
      <style:text-properties officeooo:rsid="035c2c6e" officeooo:paragraph-rsid="035c2c6e"/>
    </style:style>
    <style:style style:name="P49" style:family="paragraph" style:parent-style-name="Text_20_body">
      <style:text-properties officeooo:paragraph-rsid="035c2c6e"/>
    </style:style>
    <style:style style:name="P50" style:family="paragraph" style:parent-style-name="Text_20_body">
      <style:text-properties officeooo:rsid="035c62aa" officeooo:paragraph-rsid="035c62aa"/>
    </style:style>
    <style:style style:name="P51" style:family="paragraph" style:parent-style-name="Text_20_body">
      <style:text-properties officeooo:rsid="03443b4e" officeooo:paragraph-rsid="03443b4e"/>
    </style:style>
    <style:style style:name="P52" style:family="paragraph" style:parent-style-name="Standard">
      <style:text-properties fo:font-style="normal" officeooo:rsid="0349bc5d" officeooo:paragraph-rsid="0349bc5d" style:font-style-asian="normal" style:font-style-complex="normal"/>
    </style:style>
    <style:style style:name="P53" style:family="paragraph" style:parent-style-name="Standard">
      <style:text-properties fo:font-style="normal" officeooo:rsid="034f09be" officeooo:paragraph-rsid="034f09be" style:font-style-asian="normal" style:font-style-complex="normal"/>
    </style:style>
    <style:style style:name="P54" style:family="paragraph" style:parent-style-name="Standard">
      <style:text-properties officeooo:rsid="03431564" officeooo:paragraph-rsid="03431564"/>
    </style:style>
    <style:style style:name="P55" style:family="paragraph" style:parent-style-name="Standard">
      <style:text-properties officeooo:paragraph-rsid="034f09be"/>
    </style:style>
    <style:style style:name="P56" style:family="paragraph" style:parent-style-name="Preformatted_20_Text">
      <style:text-properties officeooo:rsid="03f20bca" officeooo:paragraph-rsid="03f20bca"/>
    </style:style>
    <style:style style:name="P57" style:family="paragraph" style:parent-style-name="Standard">
      <style:text-properties officeooo:rsid="03f20bca" officeooo:paragraph-rsid="03f20bca"/>
    </style:style>
    <style:style style:name="P58" style:family="paragraph" style:parent-style-name="Text_20_body">
      <style:text-properties officeooo:rsid="03f20bca" officeooo:paragraph-rsid="03f20bca"/>
    </style:style>
    <style:style style:name="P59" style:family="paragraph" style:parent-style-name="Heading">
      <style:text-properties officeooo:rsid="040d8104" officeooo:paragraph-rsid="040d8104"/>
    </style:style>
    <style:style style:name="P60" style:family="paragraph" style:parent-style-name="Heading">
      <style:text-properties officeooo:rsid="040e1fa5" officeooo:paragraph-rsid="040e1fa5"/>
    </style:style>
    <style:style style:name="P61" style:family="paragraph" style:parent-style-name="Heading_20_1">
      <style:text-properties officeooo:rsid="0020450a" officeooo:paragraph-rsid="0020450a"/>
    </style:style>
    <style:style style:name="P62" style:family="paragraph" style:parent-style-name="Heading_20_1">
      <style:text-properties officeooo:rsid="03443b4e" officeooo:paragraph-rsid="03443b4e"/>
    </style:style>
    <style:style style:name="P63" style:family="paragraph" style:parent-style-name="Heading_20_1">
      <style:text-properties officeooo:rsid="035c2c6e" officeooo:paragraph-rsid="035c2c6e"/>
    </style:style>
    <style:style style:name="P64" style:family="paragraph" style:parent-style-name="Heading_20_2">
      <style:text-properties officeooo:rsid="03f20bca" officeooo:paragraph-rsid="03f20bca"/>
    </style:style>
    <style:style style:name="P65" style:family="paragraph" style:parent-style-name="Heading_20_2">
      <style:text-properties officeooo:rsid="0358a216" officeooo:paragraph-rsid="0358a216"/>
    </style:style>
    <style:style style:name="P66" style:family="paragraph" style:parent-style-name="Heading_20_2">
      <style:text-properties officeooo:rsid="040c3a64" officeooo:paragraph-rsid="040c3a64"/>
    </style:style>
    <style:style style:name="P67" style:family="paragraph" style:parent-style-name="Heading_20_2">
      <style:text-properties officeooo:rsid="040d8104" officeooo:paragraph-rsid="040d8104"/>
    </style:style>
    <style:style style:name="P68" style:family="paragraph" style:parent-style-name="Preformatted_20_Text">
      <style:text-properties officeooo:paragraph-rsid="03f96d99"/>
    </style:style>
    <style:style style:name="P69" style:family="paragraph" style:parent-style-name="Preformatted_20_Text">
      <style:text-properties officeooo:rsid="03fb42a4" officeooo:paragraph-rsid="03fb42a4"/>
    </style:style>
    <style:style style:name="P70" style:family="paragraph" style:parent-style-name="Preformatted_20_Text">
      <style:text-properties officeooo:paragraph-rsid="03fb42a4"/>
    </style:style>
    <style:style style:name="P71" style:family="paragraph" style:parent-style-name="Preformatted_20_Text">
      <style:text-properties fo:font-size="9pt" style:font-size-asian="9pt" style:font-size-complex="9pt"/>
    </style:style>
    <style:style style:name="P72" style:family="paragraph" style:parent-style-name="Preformatted_20_Text">
      <style:text-properties fo:font-size="9pt" officeooo:paragraph-rsid="0349bc5d" style:font-size-asian="9pt" style:font-size-complex="9pt"/>
    </style:style>
    <style:style style:name="P73" style:family="paragraph" style:parent-style-name="Preformatted_20_Text">
      <style:text-properties officeooo:paragraph-rsid="03ff2d26"/>
    </style:style>
    <style:style style:name="P74" style:family="paragraph" style:parent-style-name="Preformatted_20_Text">
      <style:text-properties officeooo:rsid="034735a6" officeooo:paragraph-rsid="0402c2a1"/>
    </style:style>
    <style:style style:name="P75" style:family="paragraph" style:parent-style-name="Preformatted_20_Text">
      <style:text-properties officeooo:paragraph-rsid="04074f66"/>
    </style:style>
    <style:style style:name="P76" style:family="paragraph" style:parent-style-name="Preformatted_20_Text">
      <style:text-properties officeooo:rsid="04088cf4" officeooo:paragraph-rsid="04088cf4"/>
    </style:style>
    <style:style style:name="P77" style:family="paragraph" style:parent-style-name="Preformatted_20_Text">
      <style:text-properties officeooo:paragraph-rsid="04088cf4"/>
    </style:style>
    <style:style style:name="P78" style:family="paragraph" style:parent-style-name="Preformatted_20_Text">
      <style:text-properties officeooo:paragraph-rsid="0408f266"/>
    </style:style>
    <style:style style:name="P79" style:family="paragraph" style:parent-style-name="Preformatted_20_Text">
      <style:text-properties officeooo:paragraph-rsid="040970aa"/>
    </style:style>
    <style:style style:name="P80" style:family="paragraph" style:parent-style-name="Preformatted_20_Text">
      <style:text-properties officeooo:paragraph-rsid="040aefe8"/>
    </style:style>
    <style:style style:name="P81" style:family="paragraph" style:parent-style-name="Preformatted_20_Text">
      <style:text-properties officeooo:rsid="040aefe8" officeooo:paragraph-rsid="040aefe8"/>
    </style:style>
    <style:style style:name="P82" style:family="paragraph" style:parent-style-name="Preformatted_20_Text">
      <style:text-properties officeooo:rsid="040c3a64" officeooo:paragraph-rsid="040c3a64"/>
    </style:style>
    <style:style style:name="P83" style:family="paragraph" style:parent-style-name="Preformatted_20_Text">
      <style:text-properties officeooo:rsid="040d73a6" officeooo:paragraph-rsid="040d73a6"/>
    </style:style>
    <style:style style:name="P84" style:family="paragraph" style:parent-style-name="Preformatted_20_Text">
      <style:text-properties officeooo:paragraph-rsid="040d73a6"/>
    </style:style>
    <style:style style:name="P85" style:family="paragraph" style:parent-style-name="Preformatted_20_Text">
      <style:text-properties officeooo:rsid="040d8104" officeooo:paragraph-rsid="040d8104"/>
    </style:style>
    <style:style style:name="P86" style:family="paragraph" style:parent-style-name="Preformatted_20_Text">
      <style:text-properties officeooo:rsid="040e1fa5" officeooo:paragraph-rsid="040e1fa5"/>
    </style:style>
    <style:style style:name="P87" style:family="paragraph" style:parent-style-name="Preformatted_20_Text">
      <style:text-properties officeooo:paragraph-rsid="040e1fa5"/>
    </style:style>
    <style:style style:name="P88" style:family="paragraph" style:parent-style-name="Preformatted_20_Text">
      <style:text-properties officeooo:rsid="04104476" officeooo:paragraph-rsid="04104476"/>
    </style:style>
    <style:style style:name="P89" style:family="paragraph" style:parent-style-name="Standard">
      <loext:graphic-properties draw:fill="solid" draw:fill-color="#ffffff"/>
      <style:paragraph-properties fo:background-color="#ffffff" fo:padding="0in" fo:border="none" style:shadow="none"/>
      <style:text-properties officeooo:rsid="03431564" officeooo:paragraph-rsid="03431564"/>
    </style:style>
    <style:style style:name="P90" style:family="paragraph" style:parent-style-name="Standard">
      <style:text-properties officeooo:rsid="03eef5e3" officeooo:paragraph-rsid="03eef5e3"/>
    </style:style>
    <style:style style:name="P91" style:family="paragraph" style:parent-style-name="Standard">
      <style:text-properties officeooo:rsid="03eef5e3" officeooo:paragraph-rsid="0402c2a1"/>
    </style:style>
    <style:style style:name="P92" style:family="paragraph" style:parent-style-name="Standard">
      <style:text-properties officeooo:rsid="034d4c0c" officeooo:paragraph-rsid="034d4c0c"/>
    </style:style>
    <style:style style:name="P93" style:family="paragraph" style:parent-style-name="Standard">
      <style:text-properties officeooo:rsid="040ac4dd" officeooo:paragraph-rsid="040ac4dd"/>
    </style:style>
    <style:style style:name="P94" style:family="paragraph" style:parent-style-name="Standard">
      <style:text-properties officeooo:rsid="0352bdc6" officeooo:paragraph-rsid="0352bdc6"/>
    </style:style>
    <style:style style:name="P95" style:family="paragraph" style:parent-style-name="Standard">
      <style:text-properties officeooo:rsid="040c3a64" officeooo:paragraph-rsid="040c3a64"/>
    </style:style>
    <style:style style:name="P96" style:family="paragraph" style:parent-style-name="Standard">
      <style:text-properties officeooo:rsid="035cacbb" officeooo:paragraph-rsid="035cacbb"/>
    </style:style>
    <style:style style:name="P97" style:family="paragraph" style:parent-style-name="Text_20_body" style:list-style-name="L1">
      <style:text-properties officeooo:paragraph-rsid="03443b4e"/>
    </style:style>
    <style:style style:name="P98" style:family="paragraph" style:parent-style-name="Text_20_body">
      <style:text-properties fo:font-style="italic" officeooo:rsid="03fb42a4" officeooo:paragraph-rsid="03fb42a4" style:font-style-asian="italic" style:font-style-complex="italic"/>
    </style:style>
    <style:style style:name="P99" style:family="paragraph" style:parent-style-name="Text_20_body">
      <style:text-properties officeooo:rsid="033b8ed5" officeooo:paragraph-rsid="033b8ed5"/>
    </style:style>
    <style:style style:name="P100" style:family="paragraph" style:parent-style-name="Text_20_body">
      <style:text-properties officeooo:rsid="03465ec2" officeooo:paragraph-rsid="03fb42a4"/>
    </style:style>
    <style:style style:name="P101" style:family="paragraph" style:parent-style-name="Text_20_body">
      <style:text-properties officeooo:rsid="03fd4dc5" officeooo:paragraph-rsid="03fd4dc5"/>
    </style:style>
    <style:style style:name="P102" style:family="paragraph" style:parent-style-name="Text_20_body">
      <style:text-properties fo:font-style="normal" officeooo:rsid="034735a6" officeooo:paragraph-rsid="034735a6" style:font-style-asian="normal" style:font-style-complex="normal"/>
    </style:style>
    <style:style style:name="P103" style:family="paragraph" style:parent-style-name="Text_20_body">
      <style:text-properties fo:font-style="normal" officeooo:rsid="0402c2a1" officeooo:paragraph-rsid="0402c2a1" style:font-style-asian="normal" style:font-style-complex="normal"/>
    </style:style>
    <style:style style:name="P104" style:family="paragraph" style:parent-style-name="Text_20_body">
      <style:text-properties officeooo:rsid="04074f66" officeooo:paragraph-rsid="04074f66"/>
    </style:style>
    <style:style style:name="P105" style:family="paragraph" style:parent-style-name="Text_20_body">
      <style:text-properties officeooo:paragraph-rsid="04074f66"/>
    </style:style>
    <style:style style:name="P106" style:family="paragraph" style:parent-style-name="Text_20_body">
      <style:text-properties officeooo:rsid="04088cf4" officeooo:paragraph-rsid="04088cf4"/>
    </style:style>
    <style:style style:name="P107" style:family="paragraph" style:parent-style-name="Text_20_body">
      <style:text-properties officeooo:paragraph-rsid="040970aa"/>
    </style:style>
    <style:style style:name="P108" style:family="paragraph" style:parent-style-name="Text_20_body">
      <style:text-properties officeooo:rsid="040970aa" officeooo:paragraph-rsid="040970aa"/>
    </style:style>
    <style:style style:name="P109" style:family="paragraph" style:parent-style-name="Text_20_body">
      <style:text-properties officeooo:rsid="040ac4dd" officeooo:paragraph-rsid="040ac4dd"/>
    </style:style>
    <style:style style:name="P110" style:family="paragraph" style:parent-style-name="Text_20_body">
      <style:text-properties officeooo:rsid="0349bc5d" officeooo:paragraph-rsid="0349bc5d"/>
    </style:style>
    <style:style style:name="P111" style:family="paragraph" style:parent-style-name="Text_20_body">
      <style:text-properties officeooo:paragraph-rsid="034d4c0c"/>
    </style:style>
    <style:style style:name="P112" style:family="paragraph" style:parent-style-name="Text_20_body">
      <style:text-properties officeooo:rsid="040aefe8" officeooo:paragraph-rsid="040aefe8"/>
    </style:style>
    <style:style style:name="P113" style:family="paragraph" style:parent-style-name="Text_20_body">
      <style:text-properties officeooo:rsid="040c3a64" officeooo:paragraph-rsid="040c3a64"/>
    </style:style>
    <style:style style:name="P114" style:family="paragraph" style:parent-style-name="Text_20_body">
      <style:text-properties officeooo:rsid="040d73a6" officeooo:paragraph-rsid="040d73a6"/>
    </style:style>
    <style:style style:name="P115" style:family="paragraph" style:parent-style-name="Text_20_body">
      <style:text-properties officeooo:rsid="040d8104" officeooo:paragraph-rsid="040d8104"/>
    </style:style>
    <style:style style:name="P116" style:family="paragraph" style:parent-style-name="Text_20_body">
      <style:text-properties officeooo:rsid="040e1fa5" officeooo:paragraph-rsid="040e1fa5"/>
    </style:style>
    <style:style style:name="P117" style:family="paragraph" style:parent-style-name="Text_20_body">
      <style:text-properties officeooo:paragraph-rsid="035487dd"/>
    </style:style>
    <style:style style:name="T1" style:family="text">
      <style:text-properties officeooo:rsid="001ae523"/>
    </style:style>
    <style:style style:name="T2" style:family="text">
      <style:text-properties officeooo:rsid="001ccc39"/>
    </style:style>
    <style:style style:name="T3" style:family="text">
      <style:text-properties fo:font-style="italic" style:font-style-asian="italic" style:font-style-complex="italic"/>
    </style:style>
    <style:style style:name="T4" style:family="text">
      <style:text-properties fo:font-style="italic" officeooo:rsid="001ccc39" style:font-style-asian="italic" style:font-style-complex="italic"/>
    </style:style>
    <style:style style:name="T5" style:family="text">
      <style:text-properties fo:font-style="italic" officeooo:rsid="034f09be" style:font-style-asian="italic" style:font-style-complex="italic"/>
    </style:style>
    <style:style style:name="T6" style:family="text">
      <style:text-properties fo:font-style="italic" officeooo:rsid="0350edca" style:font-style-asian="italic" style:font-style-complex="italic"/>
    </style:style>
    <style:style style:name="T7" style:family="text">
      <style:text-properties fo:font-style="italic" officeooo:rsid="03fb42a4" style:font-style-asian="italic" style:font-style-complex="italic"/>
    </style:style>
    <style:style style:name="T8" style:family="text">
      <style:text-properties fo:font-style="italic" officeooo:rsid="0408f266" style:font-style-asian="italic" style:font-style-complex="italic"/>
    </style:style>
    <style:style style:name="T9" style:family="text">
      <style:text-properties fo:font-style="italic" officeooo:rsid="040ac4dd" style:font-style-asian="italic" style:font-style-complex="italic"/>
    </style:style>
    <style:style style:name="T10" style:family="text">
      <style:text-properties fo:font-style="italic" officeooo:rsid="034d4c0c" style:font-style-asian="italic" style:font-style-complex="italic"/>
    </style:style>
    <style:style style:name="T11" style:family="text">
      <style:text-properties fo:font-style="italic" fo:font-weight="bold" officeooo:rsid="0349bc5d" style:font-style-asian="italic" style:font-weight-asian="bold" style:font-style-complex="italic" style:font-weight-complex="bold"/>
    </style:style>
    <style:style style:name="T12" style:family="text">
      <style:text-properties fo:font-style="italic" fo:font-weight="normal" style:font-style-asian="italic" style:font-weight-asian="normal" style:font-style-complex="italic" style:font-weight-complex="normal"/>
    </style:style>
    <style:style style:name="T13" style:family="text">
      <style:text-properties fo:font-style="italic" fo:font-weight="normal" officeooo:rsid="03f96d99" style:font-style-asian="italic" style:font-weight-asian="normal" style:font-style-complex="italic" style:font-weight-complex="normal"/>
    </style:style>
    <style:style style:name="T14" style:family="text">
      <style:text-properties fo:font-style="normal" style:font-style-asian="normal" style:font-style-complex="normal"/>
    </style:style>
    <style:style style:name="T15" style:family="text">
      <style:text-properties fo:font-style="normal" officeooo:rsid="001ccc39" style:font-style-asian="normal" style:font-style-complex="normal"/>
    </style:style>
    <style:style style:name="T16" style:family="text">
      <style:text-properties fo:font-style="normal" officeooo:rsid="03465ec2" style:font-style-asian="normal" style:font-style-complex="normal"/>
    </style:style>
    <style:style style:name="T17" style:family="text">
      <style:text-properties fo:font-style="normal" officeooo:rsid="034f09be" style:font-style-asian="normal" style:font-style-complex="normal"/>
    </style:style>
    <style:style style:name="T18" style:family="text">
      <style:text-properties fo:font-style="normal" officeooo:rsid="0350edca" style:font-style-asian="normal" style:font-style-complex="normal"/>
    </style:style>
    <style:style style:name="T19" style:family="text">
      <style:text-properties fo:font-style="normal" officeooo:rsid="03f20bca" style:font-style-asian="normal" style:font-style-complex="normal"/>
    </style:style>
    <style:style style:name="T20" style:family="text">
      <style:text-properties fo:font-style="normal" officeooo:rsid="03f96d99" style:font-style-asian="normal" style:font-style-complex="normal"/>
    </style:style>
    <style:style style:name="T21" style:family="text">
      <style:text-properties fo:font-style="normal" officeooo:rsid="03fb42a4" style:font-style-asian="normal" style:font-style-complex="normal"/>
    </style:style>
    <style:style style:name="T22" style:family="text">
      <style:text-properties fo:font-style="normal" officeooo:rsid="0402c2a1" style:font-style-asian="normal" style:font-style-complex="normal"/>
    </style:style>
    <style:style style:name="T23" style:family="text">
      <style:text-properties fo:font-style="normal" officeooo:rsid="04074f66" style:font-style-asian="normal" style:font-style-complex="normal"/>
    </style:style>
    <style:style style:name="T24" style:family="text">
      <style:text-properties fo:font-style="normal" officeooo:rsid="04088cf4" style:font-style-asian="normal" style:font-style-complex="normal"/>
    </style:style>
    <style:style style:name="T25" style:family="text">
      <style:text-properties fo:font-style="normal" officeooo:rsid="0408f266" style:font-style-asian="normal" style:font-style-complex="normal"/>
    </style:style>
    <style:style style:name="T26" style:family="text">
      <style:text-properties fo:font-style="normal" officeooo:rsid="034d4c0c" style:font-style-asian="normal" style:font-style-complex="normal"/>
    </style:style>
    <style:style style:name="T27" style:family="text">
      <style:text-properties fo:font-style="normal" officeooo:rsid="040ac4dd" style:font-style-asian="normal" style:font-style-complex="normal"/>
    </style:style>
    <style:style style:name="T28" style:family="text">
      <style:text-properties fo:font-style="normal" fo:font-weight="normal" style:font-style-asian="normal" style:font-weight-asian="normal" style:font-style-complex="normal" style:font-weight-complex="normal"/>
    </style:style>
    <style:style style:name="T29" style:family="text">
      <style:text-properties fo:font-style="normal" fo:font-weight="normal" officeooo:rsid="0349bc5d" style:font-style-asian="normal" style:font-weight-asian="normal" style:font-style-complex="normal" style:font-weight-complex="normal"/>
    </style:style>
    <style:style style:name="T30" style:family="text">
      <style:text-properties fo:font-style="normal" fo:font-weight="normal" officeooo:rsid="03f96d99" style:font-style-asian="normal" style:font-weight-asian="normal" style:font-style-complex="normal" style:font-weight-complex="normal"/>
    </style:style>
    <style:style style:name="T31" style:family="text">
      <style:text-properties fo:font-style="normal" officeooo:rsid="03465ec2" fo:background-color="transparent" loext:char-shading-value="0" style:font-style-asian="normal" style:font-style-complex="normal"/>
    </style:style>
    <style:style style:name="T32" style:family="text">
      <style:text-properties fo:font-style="normal" officeooo:rsid="03f96d99" fo:background-color="transparent" loext:char-shading-value="0" style:font-style-asian="normal" style:font-style-complex="normal"/>
    </style:style>
    <style:style style:name="T33" style:family="text">
      <style:text-properties officeooo:rsid="001e3c9a"/>
    </style:style>
    <style:style style:name="T34" style:family="text">
      <style:text-properties officeooo:rsid="03182e08"/>
    </style:style>
    <style:style style:name="T35" style:family="text">
      <style:text-properties officeooo:rsid="033a889a"/>
    </style:style>
    <style:style style:name="T36" style:family="text">
      <style:text-properties fo:color="#000000" loext:opacity="100%" style:font-name="Liberation Mono1" fo:font-size="9pt" fo:font-style="normal" fo:font-weight="normal" officeooo:rsid="033b8ed5" fo:background-color="transparent" loext:char-shading-value="0" style:font-size-asian="9pt" style:font-style-asian="normal" style:font-weight-asian="normal" style:font-style-complex="normal" style:font-weight-complex="normal"/>
    </style:style>
    <style:style style:name="T37" style:family="text">
      <style:text-properties fo:font-weight="normal" style:font-weight-asian="normal" style:font-weight-complex="normal"/>
    </style:style>
    <style:style style:name="T38" style:family="text">
      <style:text-properties officeooo:rsid="03431564"/>
    </style:style>
    <style:style style:name="T39" style:family="text">
      <style:text-properties fo:color="#ffff38" loext:opacity="100%" style:font-name="Liberation Mono" fo:font-size="10pt" fo:font-weight="bold" style:font-name-asian="Noto Sans Mono CJK SC" style:font-size-asian="10pt" style:font-name-complex="Liberation Mono" style:font-size-complex="10pt"/>
    </style:style>
    <style:style style:name="T40" style:family="text">
      <style:text-properties fo:color="#ffff38" loext:opacity="100%" style:font-name="Liberation Mono" fo:font-size="10pt" fo:font-weight="bold" officeooo:rsid="034735a6" style:font-name-asian="Noto Sans Mono CJK SC" style:font-size-asian="10pt" style:font-name-complex="Liberation Mono" style:font-size-complex="10pt"/>
    </style:style>
    <style:style style:name="T41" style:family="text">
      <style:text-properties fo:color="#ffff38" loext:opacity="100%" style:font-name="Liberation Mono" fo:font-size="10pt" fo:font-weight="bold" officeooo:rsid="034f09be" style:font-name-asian="Noto Sans Mono CJK SC" style:font-size-asian="10pt" style:font-name-complex="Liberation Mono" style:font-size-complex="10pt"/>
    </style:style>
    <style:style style:name="T42" style:family="text">
      <style:text-properties fo:color="#ffff38" loext:opacity="100%" style:font-name="Liberation Mono" fo:font-size="10pt" fo:font-weight="bold" officeooo:rsid="03f20bca" style:font-name-asian="Noto Sans Mono CJK SC" style:font-size-asian="10pt" style:font-name-complex="Liberation Mono" style:font-size-complex="10pt"/>
    </style:style>
    <style:style style:name="T43" style:family="text">
      <style:text-properties fo:color="#ffff38" loext:opacity="100%" style:font-name="Liberation Mono" fo:font-size="10pt" fo:font-weight="bold" officeooo:rsid="03f96d99" style:font-name-asian="Noto Sans Mono CJK SC" style:font-size-asian="10pt" style:font-name-complex="Liberation Mono" style:font-size-complex="10pt"/>
    </style:style>
    <style:style style:name="T44" style:family="text">
      <style:text-properties fo:color="#ffff38" loext:opacity="100%" style:font-name="Liberation Mono" fo:font-size="10pt" fo:font-weight="bold" officeooo:rsid="03f20bca" fo:background-color="transparent" loext:char-shading-value="0" style:font-name-asian="Noto Sans Mono CJK SC" style:font-size-asian="10pt" style:font-name-complex="Liberation Mono" style:font-size-complex="10pt"/>
    </style:style>
    <style:style style:name="T45" style:family="text">
      <style:text-properties fo:color="#ffff38" loext:opacity="100%" style:font-name="Liberation Mono" fo:font-weight="bold" officeooo:rsid="0350edca" style:font-name-asian="Noto Sans Mono CJK SC" style:font-name-complex="Liberation Mono"/>
    </style:style>
    <style:style style:name="T46" style:family="text">
      <style:text-properties fo:color="#ffff38" loext:opacity="100%" style:font-name="Liberation Mono" fo:font-weight="bold" officeooo:rsid="0349bc5d" style:font-name-asian="Noto Sans Mono CJK SC" style:font-name-complex="Liberation Mono"/>
    </style:style>
    <style:style style:name="T47" style:family="text">
      <style:text-properties officeooo:rsid="034735a6"/>
    </style:style>
    <style:style style:name="T48" style:family="text">
      <style:text-properties officeooo:rsid="0347ff6c"/>
    </style:style>
    <style:style style:name="T49" style:family="text">
      <style:text-properties officeooo:rsid="0349bc5d"/>
    </style:style>
    <style:style style:name="T50" style:family="text">
      <style:text-properties fo:font-weight="bold" style:font-weight-asian="bold" style:font-weight-complex="bold"/>
    </style:style>
    <style:style style:name="T51" style:family="text">
      <style:text-properties fo:font-size="9pt" style:font-size-asian="9pt" style:font-size-complex="9pt"/>
    </style:style>
    <style:style style:name="T52" style:family="text">
      <style:text-properties fo:font-size="9pt" officeooo:rsid="0349bc5d" style:font-size-asian="9pt" style:font-size-complex="9pt"/>
    </style:style>
    <style:style style:name="T53" style:family="text">
      <style:text-properties fo:font-size="9pt" officeooo:rsid="040e1fa5" style:font-size-asian="9pt" style:font-size-complex="9pt"/>
    </style:style>
    <style:style style:name="T54" style:family="text">
      <style:text-properties fo:font-size="9pt" officeooo:rsid="034f09be" style:font-size-asian="9pt" style:font-size-complex="9pt"/>
    </style:style>
    <style:style style:name="T55" style:family="text">
      <style:text-properties officeooo:rsid="034f09be"/>
    </style:style>
    <style:style style:name="T56" style:family="text">
      <style:text-properties officeooo:rsid="0350edca"/>
    </style:style>
    <style:style style:name="T57" style:family="text">
      <style:text-properties officeooo:rsid="0357a90b"/>
    </style:style>
    <style:style style:name="T58" style:family="text">
      <style:text-properties officeooo:rsid="035a5807"/>
    </style:style>
    <style:style style:name="T59" style:family="text">
      <style:text-properties officeooo:rsid="035c2c6e"/>
    </style:style>
    <style:style style:name="T60" style:family="text">
      <style:text-properties style:font-name="Liberation Mono" fo:font-size="10pt" fo:font-weight="bold" style:font-size-asian="10pt" style:font-weight-asian="bold" style:font-size-complex="10pt" style:font-weight-complex="bold"/>
    </style:style>
    <style:style style:name="T61" style:family="text">
      <style:text-properties officeooo:rsid="035c62aa"/>
    </style:style>
    <style:style style:name="T62" style:family="text">
      <style:text-properties officeooo:rsid="035cacbb"/>
    </style:style>
    <style:style style:name="T63" style:family="text">
      <style:text-properties officeooo:rsid="03f20bca"/>
    </style:style>
    <style:style style:name="T64" style:family="text">
      <style:text-properties fo:background-color="transparent" loext:char-shading-value="0"/>
    </style:style>
    <style:style style:name="T65" style:family="text">
      <style:text-properties officeooo:rsid="03f20bca" fo:background-color="transparent" loext:char-shading-value="0"/>
    </style:style>
    <style:style style:name="T66" style:family="text">
      <style:text-properties officeooo:rsid="03f96d99"/>
    </style:style>
    <style:style style:name="T67" style:family="text">
      <style:text-properties officeooo:rsid="03f9f5df"/>
    </style:style>
    <style:style style:name="T68" style:family="text">
      <style:text-properties style:font-name="Liberation Mono" fo:font-size="10pt" fo:font-weight="bold" style:font-size-asian="10pt" style:font-weight-asian="bold" style:font-size-complex="10pt" style:font-weight-complex="bold"/>
    </style:style>
    <style:style style:name="T69" style:family="text">
      <style:text-properties style:font-name="Liberation Mono" fo:font-size="10pt" fo:font-weight="bold" officeooo:rsid="03f9f5df" style:font-size-asian="10pt" style:font-weight-asian="bold" style:font-size-complex="10pt" style:font-weight-complex="bold"/>
    </style:style>
    <style:style style:name="T70" style:family="text">
      <style:text-properties style:font-name="Liberation Mono" fo:font-size="10pt" fo:font-weight="bold" officeooo:rsid="03fb42a4" style:font-size-asian="10pt" style:font-weight-asian="bold" style:font-size-complex="10pt" style:font-weight-complex="bold"/>
    </style:style>
    <style:style style:name="T71" style:family="text">
      <style:text-properties style:font-name="Liberation Mono" fo:font-size="10pt" fo:font-weight="bold" officeooo:rsid="040ac4dd" style:font-size-asian="10pt" style:font-weight-asian="bold" style:font-size-complex="10pt" style:font-weight-complex="bold"/>
    </style:style>
    <style:style style:name="T72" style:family="text">
      <style:text-properties style:font-name="Liberation Mono" fo:font-size="10pt" fo:font-weight="bold" officeooo:rsid="04104476" style:font-size-asian="10pt" style:font-weight-asian="bold" style:font-size-complex="10pt" style:font-weight-complex="bold"/>
    </style:style>
    <style:style style:name="T73" style:family="text">
      <style:text-properties style:font-name="Liberation Mono" fo:font-size="10pt" fo:font-style="normal" fo:font-weight="bold" officeooo:rsid="0408f266" style:font-size-asian="10pt" style:font-style-asian="normal" style:font-weight-asian="bold" style:font-size-complex="10pt" style:font-style-complex="normal" style:font-weight-complex="bold"/>
    </style:style>
    <style:style style:name="T74" style:family="text">
      <style:text-properties style:font-name="Liberation Mono" fo:font-size="10pt" fo:font-style="normal" fo:font-weight="bold" officeooo:rsid="040ac4dd" style:font-size-asian="10pt" style:font-style-asian="normal" style:font-weight-asian="bold" style:font-size-complex="10pt" style:font-style-complex="normal" style:font-weight-complex="bold"/>
    </style:style>
    <style:style style:name="T75" style:family="text">
      <style:text-properties style:font-name="Liberation Mono" fo:font-size="10pt" fo:font-style="normal" fo:font-weight="bold" officeooo:rsid="034d4c0c" style:font-size-asian="10pt" style:font-style-asian="normal" style:font-weight-asian="bold" style:font-size-complex="10pt" style:font-style-complex="normal" style:font-weight-complex="bold"/>
    </style:style>
    <style:style style:name="T76" style:family="text">
      <style:text-properties officeooo:rsid="03fb42a4"/>
    </style:style>
    <style:style style:name="T77" style:family="text">
      <style:text-properties officeooo:rsid="03ff2d26"/>
    </style:style>
    <style:style style:name="T78" style:family="text">
      <style:text-properties fo:color="#080808" loext:opacity="100%" style:font-name="JetBrains Mono" fo:font-size="11.5pt" fo:font-style="normal" fo:font-weight="normal" style:font-size-asian="11.5pt" style:font-style-asian="normal" style:font-weight-asian="normal"/>
    </style:style>
    <style:style style:name="T79" style:family="text">
      <style:text-properties fo:color="#080808" loext:opacity="100%" style:font-name="JetBrains Mono" fo:font-size="11.5pt" fo:font-style="normal" fo:font-weight="normal" officeooo:rsid="03431564" style:font-size-asian="11.5pt" style:font-style-asian="normal" style:font-weight-asian="normal"/>
    </style:style>
    <style:style style:name="T80" style:family="text">
      <style:text-properties officeooo:rsid="0402c2a1"/>
    </style:style>
    <style:style style:name="T81" style:family="text">
      <style:text-properties officeooo:rsid="04074f66"/>
    </style:style>
    <style:style style:name="T82" style:family="text">
      <style:text-properties officeooo:rsid="04088cf4"/>
    </style:style>
    <style:style style:name="T83" style:family="text">
      <style:text-properties officeooo:rsid="0408f266"/>
    </style:style>
    <style:style style:name="T84" style:family="text">
      <style:text-properties officeooo:rsid="040970aa"/>
    </style:style>
    <style:style style:name="T85" style:family="text">
      <style:text-properties style:text-position="super 58%"/>
    </style:style>
    <style:style style:name="T86" style:family="text">
      <style:text-properties style:text-position="0% 100%"/>
    </style:style>
    <style:style style:name="T87" style:family="text">
      <style:text-properties officeooo:rsid="040ac4dd"/>
    </style:style>
    <style:style style:name="T88" style:family="text">
      <style:text-properties officeooo:rsid="034d4c0c"/>
    </style:style>
    <style:style style:name="T89" style:family="text">
      <style:text-properties officeooo:rsid="040aefe8"/>
    </style:style>
    <style:style style:name="T90" style:family="text">
      <style:text-properties officeooo:rsid="040c3a64"/>
    </style:style>
    <style:style style:name="T91" style:family="text">
      <style:text-properties officeooo:rsid="040d73a6"/>
    </style:style>
    <style:style style:name="T92" style:family="text">
      <style:text-properties officeooo:rsid="040d8104"/>
    </style:style>
    <style:style style:name="T93" style:family="text">
      <style:text-properties officeooo:rsid="040e1fa5"/>
    </style:style>
    <style:style style:name="T94" style:family="text">
      <style:text-properties officeooo:rsid="040ff9a2"/>
    </style:style>
    <style:style style:name="T95" style:family="text">
      <style:text-properties officeooo:rsid="04104476"/>
    </style:style>
    <style:style style:name="T96" style:family="text">
      <style:text-properties officeooo:rsid="035487d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Using the QDL with OA4MP Stores</text:p>
      <text:h text:style-name="Heading_20_1" text:outline-level="1"><text:span text:style-name="T1">I</text:span>ntro<text:span text:style-name="T1">duction</text:span></text:h>
      <text:p text:style-name="P20">Access to the stores that OA4MP uses are available in a QDL session via a module. These allow you to search, get, save, etc. objects that are stored there. <text:span text:style-name="T66">One key point is that reading an object converts it to QDL (a stem of its properties) so you can work with it as you like, then simply save the result which will be translated back to the correct database entry. <text:s/></text:span><text:span text:style-name="T94">Using just the standard QDL databaase module means you get the raw output and must take care when saving or updating. This module does all the translation and checking for that and includes convenience methods for working with versions.</text:span></text:p>
      <text:h text:style-name="Heading_20_1" text:outline-level="1">Use Overview</text:h>
      <text:p text:style-name="P22"><text:span text:style-name="T2">Supported stores are accessed by creating a module. Each module gives access to a specific store type (</text:span><text:span text:style-name="T4">e.g.</text:span><text:span text:style-name="T15">, all the clients under an SQL database).</text:span><text:span text:style-name="T2"> <text:s/></text:span><text:span text:style-name="T33">You may have as many of these as you want. </text:span><text:span text:style-name="T66">You must have access to the database to do this. It is therefore properly an administrative tool, </text:span><text:span text:style-name="T95">n</text:span><text:span text:style-name="T66">ot a client side tool. For updating clients as a standard user, you should use the Client Management endpoint and associated protocols in OA4MP.</text:span></text:p>
      <text:h text:style-name="P61" text:outline-level="1">Importing the module</text:h>
      <text:p text:style-name="P23">Since this is a Java module,you need to make sure that the compiled classes are in the class path. The easiest way to do this is <text:span text:style-name="T66">to</text:span><text:span text:style-name="T34"> use the </text:span><text:span text:style-name="T66">OA4MP (or CILogon) distribution</text:span><text:span text:style-name="T34">.</text:span></text:p>
      <text:h text:style-name="P62" text:outline-level="1">Supported stores</text:h>
      <text:p text:style-name="P51">There are several supported stores. These are supplied as the argument to the initialization call.</text:p>
      <text:list xml:id="list4166760610" text:style-name="L1">
        <text:list-item>
          <text:p text:style-name="P97"><text:s/>client</text:p>
        </text:list-item>
        <text:list-item>
          <text:p text:style-name="P97"><text:s/>client_approval</text:p>
        </text:list-item>
        <text:list-item>
          <text:p text:style-name="P97"><text:s/>admin_client</text:p>
        </text:list-item>
        <text:list-item>
          <text:p text:style-name="P97"><text:s/>permission <text:span text:style-name="T59">(</text:span><text:span text:style-name="T57">note this </text:span><text:span text:style-name="T59">is used with </text:span><text:span text:style-name="T57">module oa2:/qdl/p_store</text:span><text:span text:style-name="T59">)</text:span></text:p>
        </text:list-item>
        <text:list-item>
          <text:p text:style-name="P97"><text:s/>transaction</text:p>
        </text:list-item>
        <text:list-item>
          <text:p text:style-name="P97"><text:s/>tx_record</text:p>
        </text:list-item>
      </text:list>
      <text:p text:style-name="Heading">Example</text:p>
      <text:p text:style-name="P46">The store types are <text:span text:style-name="T67">stashed in a</text:span><text:span text:style-name="T76">n extrinsic (</text:span><text:span text:style-name="T7">aka </text:span><text:span text:style-name="T21">global) </text:span><text:span text:style-name="T67">variable, </text:span><text:span text:style-name="T69">$$STORE_TYPE.</text:span><text:span text:style-name="T67">, and is available as soon as the store is loaded </text:span><text:span text:style-name="T95">(so no need to import one first)</text:span><text:span text:style-name="T67">. </text:span><text:span text:style-name="T76">Here we print it:</text:span></text:p>
      <text:p text:style-name="Preformatted_20_Text"><text:s text:c="2"/><text:span text:style-name="T76">print(</text:span><text:span text:style-name="T67">$$STORE_TYPE</text:span>.<text:span text:style-name="T76">)</text:span></text:p>
      <text:p text:style-name="Preformatted_20_Text"><text:soft-page-break/></text:p>
      <text:p text:style-name="Preformatted_20_Text"><text:s text:c="9"/>admin : admin_client</text:p>
      <text:p text:style-name="Preformatted_20_Text"><text:s text:c="6"/>approval : client_approval</text:p>
      <text:p text:style-name="Preformatted_20_Text"><text:s text:c="8"/>client : client</text:p>
      <text:p text:style-name="Preformatted_20_Text"><text:s text:c="4"/>permission : permission</text:p>
      <text:p text:style-name="Preformatted_20_Text"><text:s text:c="3"/>transaction : transaction</text:p>
      <text:p text:style-name="Preformatted_20_Text"><text:s text:c="12"/>tx : tx_record</text:p>
      <text:p text:style-name="P98">Tip: <text:span text:style-name="T14">Since it is extrinsic, you need to supply the -extrinsic flag when listing variables:</text:span></text:p>
      <text:p text:style-name="Preformatted_20_Text"><text:s text:c="3"/>)vars -extrinsic</text:p>
      <text:p text:style-name="P69">$$STORE_TYPE. <text:s text:c="2"/></text:p>
      <text:p text:style-name="P69">(and maybe other variables too.)</text:p>
      <text:p text:style-name="P98"><text:span text:style-name="T14"/></text:p>
      <text:h text:style-name="Heading_20_1" text:outline-level="1">Using the <text:span text:style-name="T35">module</text:span></text:h>
      <text:p text:style-name="P24">Before any store can be accessed, the corresponding module must be loaded, imported and initialized. <text:s/>Loading the module can be done directory or it can be done in the configuration file. </text:p>
      <text:p text:style-name="Heading">Example</text:p>
      <text:p text:style-name="P40">Here is an example snippet from a configuration file</text:p>
      <text:p text:style-name="P41">&lt;modules&gt;<text:line-break/> <text:s text:c="2"/>&lt;!-- other stuff --&gt;<text:line-break/> <text:s text:c="6"/>&lt;module type="java"<text:line-break/> <text:s text:c="10"/>import_on_start="false"&gt;<text:line-break/> <text:s text:c="11"/>&lt;class_name&gt;edu.uiuc.ncsa.oa2.qdl.storage.StoreAccessLoader&lt;/class_name&gt;<text:line-break/> <text:s text:c="7"/>&lt;/module&gt;<text:line-break/>&lt;/modules&gt;</text:p>
      <text:p text:style-name="P42">Note that this <text:span text:style-name="T66">should</text:span> not <text:span text:style-name="T66">be </text:span>imported in load because you want to make several different modules with descriptive <text:span text:style-name="T66">names</text:span>. You must then import them as needed. </text:p>
      <text:p text:style-name="P24">Note that when importing a module, you should give it a name that makes sense. You may of course import the same module to <text:span text:style-name="T3">e.g.</text:span><text:span text:style-name="T14">, access two different stores so you can compare them, copy between them, etc.</text:span></text:p>
      <text:p text:style-name="P25">Example</text:p>
      <text:p text:style-name="P4"><text:span text:style-name="T19">poloa := </text:span><text:span text:style-name="T20">j_load</text:span><text:bookmark-start text:name="__DdeLink__3802_2272229002"/><text:bookmark-start text:name="__DdeLink__2735_2369907032"/><text:span text:style-name="T16">('</text:span><text:span text:style-name="T20">oa4mp.client.store</text:span><text:span text:style-name="T16">');</text:span><text:bookmark-end text:name="__DdeLink__3802_2272229002"/><text:span text:style-name="T36">;</text:span></text:p>
      <text:p text:style-name="P68"><text:span text:style-name="T44">polob := </text:span><text:span text:style-name="T64">import(</text:span><text:bookmark-end text:name="__DdeLink__2735_2369907032"/><text:span text:style-name="T31">'</text:span><text:span text:style-name="T32">oa4mp.client.store</text:span><text:span text:style-name="T31">'</text:span><text:span text:style-name="T65">);</text:span></text:p>
      <text:p text:style-name="P99">This now gives two modules to two <text:span text:style-name="T63">(</text:span><text:span text:style-name="T95">possibly</text:span> different<text:span text:style-name="T63">)</text:span> stores. </text:p>
      <text:h text:style-name="Heading_20_2" text:outline-level="2">XML Serialization</text:h>
      <text:p text:style-name="P100"><text:span text:style-name="T76">You can convert a store entry to XML and this makes them portable between stores and external applications. You may also read them back in. This is the purpose of the </text:span><text:span text:style-name="T70">from_</text:span><text:span text:style-name="T72">xml</text:span><text:span text:style-name="T76"> and </text:span><text:span text:style-name="T70">to_</text:span><text:span text:style-name="T72">xml</text:span><text:span text:style-name="T76"> functions. </text:span></text:p>
      <text:h text:style-name="Heading_20_2" text:outline-level="2"><text:soft-page-break/>Versions</text:h>
      <text:p text:style-name="P104">The store versions entries and the store module can create, remove, read and list versions. Note that the argument for these operations is to the function, it is<text:span text:style-name="T3"> not</text:span><text:span text:style-name="T14"> set in the object. So if you had an object like</text:span></text:p>
      <text:p text:style-name="P75"><text:span text:style-name="T14"><text:s text:c="3"/></text:span><text:span text:style-name="T23">my_client.</text:span></text:p>
      <text:p text:style-name="P75"><text:span text:style-name="T23">{client_id : oa4mp:/123/567, …</text:span></text:p>
      <text:p text:style-name="Text_20_body"><text:span text:style-name="T23"/></text:p>
      <text:p text:style-name="P105"><text:span text:style-name="T23">The proper way to version it with this API is</text:span></text:p>
      <text:p text:style-name="P75"><text:s text:c="2"/><text:span text:style-name="T81">c#version('</text:span><text:span text:style-name="T23">oa4mp:/123/567');</text:span> </text:p>
      <text:p text:style-name="P76">3</text:p>
      <text:p text:style-name="P105"/>
      <text:p text:style-name="P106">Indicating that version 3 of this object has been created.</text:p>
      <text:p text:style-name="P106">If you are working with API calls (such as <text:span text:style-name="T60">read</text:span>) that accept version numbers, you may either send it directly, e.g. <text:span text:style-name="T83">these are the same</text:span></text:p>
      <text:p text:style-name="P77"><text:s text:c="2"/><text:span text:style-name="T82">c#read(</text:span><text:span text:style-name="T81">'</text:span><text:span text:style-name="T23">oa4mp:/123/567', </text:span><text:span text:style-name="T24">3);</text:span></text:p>
      <text:p text:style-name="P78"><text:span text:style-name="T24"><text:s text:c="2"/>c#read(</text:span><text:span text:style-name="T25">[</text:span><text:span text:style-name="T23">'oa4mp:/123/567', </text:span><text:span text:style-name="T24">3</text:span><text:span text:style-name="T25">]</text:span><text:span text:style-name="T24">);</text:span></text:p>
      <text:p text:style-name="P105"/>
      <text:p text:style-name="P107"><text:span text:style-name="T83">A </text:span><text:span text:style-name="T8">versioned id </text:span><text:span text:style-name="T25">is a list of the form </text:span><text:span text:style-name="T73">[id, integer]</text:span>. <text:span text:style-name="T84">You may send these as part of a call. So for example if you wanted to get a mixed list of various objects, some of which are versioned you could issue</text:span></text:p>
      <text:p text:style-name="P79"><text:s text:c="2"/><text:span text:style-name="T84">ids. := ['oa4mp:/client/234234',</text:span></text:p>
      <text:p text:style-name="P79"><text:span text:style-name="T84"><text:s text:c="11"/>['oa4mp:/client_id/1aaf', -1],</text:span></text:p>
      <text:p text:style-name="P79"><text:span text:style-name="T84"><text:s text:c="11"/>['oa4mp:/client_id/3dfb',4],</text:span></text:p>
      <text:p text:style-name="P79"><text:span text:style-name="T84"><text:s text:c="11"/>'oa4mp:/client_id/4e3c',</text:span></text:p>
      <text:p text:style-name="P79"><text:span text:style-name="T84"><text:s text:c="11"/>'oa4mp:/client_id/5667',</text:span></text:p>
      <text:p text:style-name="P79"><text:span text:style-name="T84"><text:s text:c="11"/>'oa4mp:/client_id/6de5'];</text:span></text:p>
      <text:p text:style-name="P79"><text:s text:c="2"/><text:span text:style-name="T84">c#read(ids.)</text:span></text:p>
      <text:p text:style-name="P79"><text:span text:style-name="T84">(output)</text:span></text:p>
      <text:p text:style-name="P108">which would get the clients and in particular return the latest version of <text:s/><text:span text:style-name="T60">oa4mp:/client_id/1aaf</text:span> and the 4<text:span text:style-name="T85">th</text:span> version of <text:s/><text:span text:style-name="T60">oa4mp:/client_id/3dfb</text:span>.</text:p>
      <text:p text:style-name="P109">A final caveat is that the system manages the versions by overloading the id (primary key in the store) and changing that will not change the entry but overwrite what has that id, which may simply create a new entry of replace an existing one. Generally you should not change the id for an entry. The exception might be creating one, where you can set it as you like since it does not exist in the system yet.</text:p>
      <text:h text:style-name="Heading_20_1" text:outline-level="1">Handling permission stores</text:h>
      <text:p text:style-name="P47">The permissions granted by an admin client to a its regular clients are stored in a permission store. This is an extension of a regular store (so the general API applies), plus a few calls that are very specific. <text:span text:style-name="T66">All permissions relate to clients, admin clients and ersatz clients, so you don't need multiple premission stores generally, just one per database.</text:span> You must load the correct module though, which as namespace <text:span text:style-name="T60">oa2:/qdl/p_store.</text:span></text:p>
      <text:p text:style-name="Text_20_body"><text:soft-page-break/></text:p>
      <text:p text:style-name="P47">Importing and initializing the module:</text:p>
      <text:p text:style-name="Preformatted_20_Text"><text:span text:style-name="T42">p := </text:span><text:span text:style-name="T43">j_load</text:span>('<text:span text:style-name="T66">oa4mp.client.</text:span>p_store');</text:p>
      <text:p text:style-name="Preformatted_20_Text">p#init(cfg.);</text:p>
      <text:p text:style-name="P49"/>
      <text:p text:style-name="P47">As a simple check, here is the size of the store</text:p>
      <text:p text:style-name="Preformatted_20_Text"><text:s text:c="2"/>p#<text:span text:style-name="T42">count</text:span>();</text:p>
      <text:p text:style-name="Preformatted_20_Text">1046</text:p>
      <text:p text:style-name="Standard"/>
      <text:p text:style-name="P48">Generally the number of permissions will be quite high, since multiple permissions may be needed.</text:p>
      <text:p text:style-name="Standard"/>
      <text:p text:style-name="Preformatted_20_Text"><text:s text:c="2"/>p#get_clients('myproxy:oa4mp,2012:/adminClient/58d9bd82dc3a7628098c2424454474b/1588334962389');</text:p>
      <text:p text:style-name="Preformatted_20_Text">[</text:p>
      <text:p text:style-name="Preformatted_20_Text"><text:s/>testScheme:oa4md,2018:/client_id/45fdf5cd13db221337cb32d90e01b834</text:p>
      <text:p text:style-name="Preformatted_20_Text">]</text:p>
      <text:p text:style-name="P47">This means that the given admin manages (in this case) exactly one client. Compare this with</text:p>
      <text:p text:style-name="Preformatted_20_Text"><text:s text:c="2"/>p#get_admins('testScheme:oa4md,2018:/client_id/45fdf5cd13db221337cb32d90e01b834')</text:p>
      <text:p text:style-name="Preformatted_20_Text">[</text:p>
      <text:p text:style-name="Preformatted_20_Text"><text:s/>myproxy:oa4mp,2012:/adminClient/58d9bd82dc3a7628098c2424454474b/1588334962389</text:p>
      <text:p text:style-name="Preformatted_20_Text">]</text:p>
      <text:p text:style-name="P47">which lists the administrative clients (if any) for a given client.</text:p>
      <text:p text:style-name="P47">To find out about the keys, </text:p>
      <text:p text:style-name="Preformatted_20_Text"><text:s text:c="2"/>p#keys()</text:p>
      <text:p text:style-name="Preformatted_20_Text">[</text:p>
      <text:p text:style-name="Preformatted_20_Text"><text:s/>permission_id,</text:p>
      <text:p text:style-name="Preformatted_20_Text"><text:s/>admin_id,</text:p>
      <text:p text:style-name="Preformatted_20_Text"><text:s/>can_approve,</text:p>
      <text:p text:style-name="Preformatted_20_Text"><text:s/>can_create,</text:p>
      <text:p text:style-name="Preformatted_20_Text"><text:s/>can_remove,</text:p>
      <text:p text:style-name="Preformatted_20_Text"><text:s/>client_id,</text:p>
      <text:p text:style-name="Preformatted_20_Text"><text:s/>can_read,</text:p>
      <text:p text:style-name="Preformatted_20_Text"><text:s/>can_write</text:p>
      <text:p text:style-name="Preformatted_20_Text">]</text:p>
      <text:p text:style-name="Text_20_body"/>
      <text:p text:style-name="P47">Something to notice is that there is a specific permission id.</text:p>
      <text:h text:style-name="P63" text:outline-level="1">The general API for store access.</text:h>
      <text:h text:style-name="P64" text:outline-level="2"><text:span text:style-name="T80">c</text:span>ount</text:h>
      <text:p text:style-name="Heading">Description</text:p>
      <text:p text:style-name="P58">Return the number of objects in the store</text:p>
      <text:p text:style-name="Heading"><text:soft-page-break/>Usage</text:p>
      <text:p text:style-name="P56">count();</text:p>
      <text:p text:style-name="Text_20_body"/>
      <text:p text:style-name="Heading">Arguments</text:p>
      <text:p text:style-name="P58">none</text:p>
      <text:p text:style-name="Heading">Output</text:p>
      <text:p text:style-name="P58">A non-negative integer that is the number of items in the store.</text:p>
      <text:p text:style-name="Heading">Example</text:p>
      <text:p text:style-name="P56"><text:s text:c="3"/>clients#count();</text:p>
      <text:p text:style-name="P56">1417</text:p>
      <text:p text:style-name="Standard"/>
      <text:p text:style-name="P57">Tells us that there are 1417 in the store which is referenced by <text:span text:style-name="T60">clients</text:span>.</text:p>
      <text:h text:style-name="P65" text:outline-level="2"><text:span text:style-name="T80">c</text:span>reate</text:h>
      <text:p text:style-name="Heading">Description</text:p>
      <text:p text:style-name="P43">Create a new object, returning a stem with default values in place. </text:p>
      <text:p text:style-name="P45">Note:<text:span text:style-name="T3"> </text:span><text:span text:style-name="T28">this is </text:span><text:span text:style-name="T12">not</text:span><text:span text:style-name="T28"> in the store until it is saved. Attempts to update it will therefore fail. This allows separation of creation and save semantics </text:span><text:span text:style-name="T30">(</text:span><text:span text:style-name="T13">aka </text:span><text:span text:style-name="T30">CRUD operations)</text:span><text:span text:style-name="T28">. </text:span></text:p>
      <text:p text:style-name="Heading">Usage</text:p>
      <text:p text:style-name="Preformatted_20_Text">create([id])</text:p>
      <text:p text:style-name="Heading">Arguments</text:p>
      <text:p text:style-name="P43">no args = create the object with a randomly generated identifier</text:p>
      <text:p text:style-name="P43">id = use this id to create a new object. Note that it must be a valid uri.</text:p>
      <text:p text:style-name="Heading">Output</text:p>
      <text:p text:style-name="P43">A stem representing the object. <text:span text:style-name="T67">This has whatever defaults the system uses, so it's a good bet you want to update it.</text:span></text:p>
      <text:p text:style-name="Heading">Examples</text:p>
      <text:p text:style-name="Preformatted_20_Text"><text:s text:c="2"/>admin#create()</text:p>
      <text:p text:style-name="Preformatted_20_Text">{</text:p>
      <text:p text:style-name="Preformatted_20_Text"><text:s/>allow_qdl:false,</text:p>
      <text:p text:style-name="Preformatted_20_Text"><text:s/>last_modified_ts:1610031137666,</text:p>
      <text:p text:style-name="Preformatted_20_Text"><text:s/>admin_id:oa4mp:/adminClient/1f594ca1aa30d3a06d4d618b5cc3f23b/1610031137666,</text:p>
      <text:p text:style-name="Preformatted_20_Text"><text:soft-page-break/><text:s/>creation_ts:1610031137666,</text:p>
      <text:p text:style-name="Preformatted_20_Text"><text:s/>max_clients:50</text:p>
      <text:p text:style-name="Preformatted_20_Text">}</text:p>
      <text:p text:style-name="Standard"/>
      <text:p text:style-name="P44">This creates the new <text:span text:style-name="T58">in this case admin client </text:span>object <text:span text:style-name="T58">with a random identifier</text:span>. Since it succeeded, there was not an existing object with this identifier in the store. <text:span text:style-name="T58">To emphasize the point</text:span></text:p>
      <text:p text:style-name="P44"/>
      <text:p text:style-name="Preformatted_20_Text"><text:s text:c="2"/>admin#read('oa4mp:/adminClient/1f594ca1aa30d3a06d4d618b5cc3f23b/1610031137666')</text:p>
      <text:p text:style-name="Preformatted_20_Text">Error: Could not find the client with id "oa4mp:/adminClient/1f594ca1aa30d3a06d4d618b5cc3f23b/1610031137666"</text:p>
      <text:h text:style-name="Heading_20_2" text:outline-level="2">from_<text:span text:style-name="T95">xml</text:span> </text:h>
      <text:p text:style-name="Heading">Description</text:p>
      <text:p text:style-name="P27">Convert a storage record from XML format to a stem. <text:s/></text:p>
      <text:p text:style-name="Heading">Usage</text:p>
      <text:p text:style-name="Preformatted_20_Text">from_<text:span text:style-name="T95">xml</text:span>(string) </text:p>
      <text:p text:style-name="P28"><text:s/>convert the given string (of XML) into the correct type of stem for this store.</text:p>
      <text:p text:style-name="Heading">Arguments</text:p>
      <text:p text:style-name="P28">A string that is <text:span text:style-name="T76">the serialization</text:span></text:p>
      <text:p text:style-name="Heading">Output</text:p>
      <text:p text:style-name="P28">A stem.</text:p>
      <text:p text:style-name="Heading">Examples</text:p>
      <text:p text:style-name="Preformatted_20_Text"><text:s text:c="3"/><text:span text:style-name="T76">ligo.</text:span> := <text:span text:style-name="T76">client#from_</text:span><text:span text:style-name="T95">xml</text:span><text:span text:style-name="T76">(</text:span>file_read('ligo_client.xml')<text:span text:style-name="T76">)</text:span>;</text:p>
      <text:p text:style-name="P88">true</text:p>
      <text:p text:style-name="Text_20_body"/>
      <text:p text:style-name="P28">This will read in a file as a string and then convert it to XML. Remember that each store has a specific format that must be used, so the conversion is for objects of the correct type. <text:span text:style-name="T95">This does not store it, so you must save this if you want it in the store. </text:span>The result is not guaranteed to be a functional object (this lets you use an XML template and fill in the rest of it) <text:span text:style-name="T76">and no checking on the validity is done.</text:span></text:p>
      <text:h text:style-name="Heading_20_2" text:outline-level="2">init<text:span text:style-name="T38"> </text:span></text:h>
      <text:p text:style-name="P1">Description</text:p>
      <text:p text:style-name="P29">Initialize the store. Part of initializing the store is <text:span text:style-name="T3">e.g., </text:span><text:span text:style-name="T14">making any database connection, alllocating local resources </text:span><text:span text:style-name="T3">etc.</text:span><text:span text:style-name="T14"> This must be done before any other calls are made.</text:span></text:p>
      <text:p text:style-name="P1"><text:soft-page-break/>Usage</text:p>
      <text:p text:style-name="Preformatted_20_Text">init(<text:span text:style-name="T80">stem. | </text:span>file, name<text:span text:style-name="T80">{</text:span>, type<text:span text:style-name="T80">}</text:span> )</text:p>
      <text:p text:style-name="P1">Arguments</text:p>
      <text:p text:style-name="P6">Either all three arguments are passed are a stem containing them is.</text:p>
      <text:p text:style-name="P6">file = the full path to the configuration file.</text:p>
      <text:p text:style-name="P6">name = the name of the configuration within the <text:span text:style-name="T3">file</text:span><text:span text:style-name="T14">.</text:span></text:p>
      <text:p text:style-name="P102">type = the type of store (see the section above for a listing of supported types).</text:p>
      <text:p text:style-name="P103">stem. = a stem of these values.</text:p>
      <text:p text:style-name="P1">Output</text:p>
      <text:p text:style-name="P6">A boolean value of <text:span text:style-name="T3">true</text:span><text:span text:style-name="T14"> if this suc</text:span><text:span text:style-name="T22">c</text:span><text:span text:style-name="T14">eeded.</text:span></text:p>
      <text:p text:style-name="P1">Examples</text:p>
      <text:p text:style-name="P6">The following are equivalent, <text:span text:style-name="T76">assuming you have imported the module as </text:span><text:span text:style-name="T70">clients</text:span><text:span text:style-name="T76">: </text:span></text:p>
      <text:p text:style-name="P70"><text:span text:style-name="T47"><text:s text:c="2"/></text:span><text:span text:style-name="T76">clients#</text:span><text:bookmark-start text:name="__DdeLink__396876_1838054317"/><text:span text:style-name="T47">init('/home/</text:span><text:span text:style-name="T40">me</text:span><text:span text:style-name="T47">/qdl/config/server-oa2.xml', </text:span></text:p>
      <text:p text:style-name="P70"><text:span text:style-name="T47"><text:s text:c="15"/>'localhost:</text:span><text:span text:style-name="T40">command.line</text:span><text:span text:style-name="T47">', </text:span></text:p>
      <text:p text:style-name="P70"><text:span text:style-name="T76"><text:s text:c="15"/>$$STORE_TYPE.client</text:span><text:span text:style-name="T47">)</text:span><text:bookmark-end text:name="__DdeLink__396876_1838054317"/></text:p>
      <text:p text:style-name="P5">true</text:p>
      <text:p text:style-name="P3"/>
      <text:p text:style-name="P7">As well as</text:p>
      <text:p text:style-name="P7"/>
      <text:p text:style-name="P5"><text:s/><text:bookmark-start text:name="__DdeLink__2739_2369907032"/><text:s/>cfg.file := '/home/<text:span text:style-name="T39">me</text:span>/qdl/config/server-oa2.xml';</text:p>
      <text:p text:style-name="P5"><text:s text:c="2"/>cfg.name := 'localhost:<text:span text:style-name="T39">command.line</text:span>';</text:p>
      <text:p text:style-name="P5"><text:s text:c="2"/>cfg.type := <text:span text:style-name="T76">$$STORE_TYPE</text:span>.client;<text:bookmark-end text:name="__DdeLink__2739_2369907032"/></text:p>
      <text:p text:style-name="P5"><text:s text:c="2"/><text:span text:style-name="T76">clients</text:span><text:span text:style-name="T63">#</text:span>init(cfg.);</text:p>
      <text:p text:style-name="P5">true</text:p>
      <text:p text:style-name="P90"/>
      <text:p text:style-name="P91"><text:span text:style-name="T80">and the final argument for type may be supplied, which will override the type in the stem:</text:span></text:p>
      <text:p text:style-name="P74"><text:bookmark-start text:name="__DdeLink__2739_23699070321"/><text:s text:c="2"/><text:span text:style-name="T80">approvals</text:span><text:span text:style-name="T63">#</text:span>init(cfg., <text:span text:style-name="T80">$$STORE_TYPE.approval</text:span>);</text:p>
      <text:p text:style-name="P74">true</text:p>
      <text:p text:style-name="P91"><text:bookmark-end text:name="__DdeLink__2739_23699070321"/><text:s/></text:p>
      <text:h text:style-name="Heading_20_2" text:outline-level="2">keys</text:h>
      <text:p text:style-name="P1">Description</text:p>
      <text:p text:style-name="P19">List the keys of attributes for objects in this store. These are the indices of stems for instance.</text:p>
      <text:p text:style-name="P1">Usage</text:p>
      <text:p text:style-name="Preformatted_20_Text">keys(<text:span text:style-name="T61">[b]</text:span>)</text:p>
      <text:p text:style-name="P1"><text:soft-page-break/>Arguments</text:p>
      <text:p text:style-name="P19">No arguments <text:span text:style-name="T61">= list all of the keys</text:span></text:p>
      <text:p text:style-name="P50">b = boolean, if true, list the key that is the unique identifier for this type of object. <text:s/><text:span text:style-name="T76">If false (the default), all keys are printed.</text:span></text:p>
      <text:p text:style-name="P1">Output</text:p>
      <text:p text:style-name="P9"><text:span text:style-name="T61">Either a single key or a</text:span><text:span text:style-name="T48"> </text:span><text:span text:style-name="T61">list </text:span><text:span text:style-name="T48">of all the keys. <text:s/>Note this is the only call that can be made without initializing the store.</text:span></text:p>
      <text:p text:style-name="P1">Examples</text:p>
      <text:p text:style-name="P16">Get all of the keys:</text:p>
      <text:p text:style-name="Preformatted_20_Text"><text:s text:c="3"/><text:span text:style-name="T76">admin := </text:span>import(‘<text:span text:style-name="T76">oa4mp.client.store'</text:span>);</text:p>
      <text:p text:style-name="P18">true</text:p>
      <text:p text:style-name="P8"><text:s text:c="3"/><text:span text:style-name="T48">admin#keys();</text:span></text:p>
      <text:p text:style-name="P8">[</text:p>
      <text:p text:style-name="P8"><text:s/>admin_id,</text:p>
      <text:p text:style-name="P8"><text:s/>name,</text:p>
      <text:p text:style-name="P8"><text:s/>email,</text:p>
      <text:p text:style-name="P8"><text:s/>creation_ts,</text:p>
      <text:p text:style-name="P8"><text:s/>secret,</text:p>
      <text:p text:style-name="P8"><text:s/>last_modified_ts,</text:p>
      <text:p text:style-name="P8"><text:s/>config,</text:p>
      <text:p text:style-name="P8"><text:s/>issuer,</text:p>
      <text:p text:style-name="P8"><text:s/>max_clients,</text:p>
      <text:p text:style-name="P8"><text:s/>vo</text:p>
      <text:p text:style-name="P8">] <text:s text:c="2"/></text:p>
      <text:p text:style-name="P2"/>
      <text:p text:style-name="P19">This means that for this client, these are the stem indices that will be recognized by the system. Note the unknown keys are ignored so if you set</text:p>
      <text:p text:style-name="Preformatted_20_Text"><text:s text:c="3"/>my_admin.id := 'my:<text:span text:style-name="T49">id';</text:span></text:p>
      <text:p text:style-name="P101">(so you are referencing a new key named <text:span text:style-name="T60">id</text:span>, which does nto correspond to a column in the backing database)</text:p>
      <text:p text:style-name="P30">then try to <text:span text:style-name="T3">save</text:span><text:span text:style-name="T14"> this object, this will not succeed, since the required key as per above is </text:span><text:span text:style-name="T12">admin_id</text:span><text:span text:style-name="T14">.</text:span></text:p>
      <text:p text:style-name="P17">Another example. Get the unique id key for this object</text:p>
      <text:p text:style-name="P17"/>
      <text:p text:style-name="P14"><text:s text:c="3"/><text:span text:style-name="T48">admin#keys(</text:span><text:span text:style-name="T62">true</text:span><text:span text:style-name="T48">);</text:span></text:p>
      <text:p text:style-name="P15">admin_id</text:p>
      <text:p text:style-name="P17"/>
      <text:h text:style-name="P66" text:outline-level="2">list_versions</text:h>
      <text:p text:style-name="Heading">Description </text:p>
      <text:p text:style-name="P113">Given an id or stem of them, list the current set of versions in the store,</text:p>
      <text:p text:style-name="Heading"><text:soft-page-break/>Usage</text:p>
      <text:p text:style-name="P83">list_versions(id), list_versions(arg.)</text:p>
      <text:p text:style-name="Heading">Arguments</text:p>
      <text:p text:style-name="P114">id = a string that is the id of the entry</text:p>
      <text:p text:style-name="P114">arg. = a stem of ids.</text:p>
      <text:p text:style-name="Heading">Output</text:p>
      <text:p text:style-name="P114">A conformable list of version numbers. Note that the version numbers are always a list.</text:p>
      <text:p text:style-name="Heading">Examples</text:p>
      <text:p text:style-name="P84"><text:s text:c="2"/>ids. := <text:span text:style-name="T89">{</text:span></text:p>
      <text:p text:style-name="P84"><text:s/>'<text:span text:style-name="T89">old_admin' : </text:span>'oa4mp:/<text:span text:style-name="T89">admin</text:span>_id/e18234',</text:p>
      <text:p text:style-name="P84"><text:s text:c="2"/>'<text:span text:style-name="T89">previous' : </text:span>'oa4mp:/<text:span text:style-name="T89">admin</text:span>_id/e793c',</text:p>
      <text:p text:style-name="P84"><text:s text:c="2"/>'<text:span text:style-name="T89">old_ligo' : </text:span>'oa4mp:/<text:span text:style-name="T89">admin</text:span>_id/f1a54'</text:p>
      <text:p text:style-name="P84"><text:span text:style-name="T89">}</text:span>;</text:p>
      <text:p text:style-name="P84"><text:s text:c="3"/><text:span text:style-name="T91">admin_store#list_versions(ids.)</text:span></text:p>
      <text:p text:style-name="P83">{</text:p>
      <text:p text:style-name="P83">'<text:span text:style-name="T89">old_admin' : </text:span>[], </text:p>
      <text:p text:style-name="P83"><text:s/>'<text:span text:style-name="T89">previous' : </text:span>[0,1,3,4,6], </text:p>
      <text:p text:style-name="P83"><text:s/>'<text:span text:style-name="T89">old_ligo' : </text:span>[0,1,2]</text:p>
      <text:p text:style-name="P83">}</text:p>
      <text:p text:style-name="Text_20_body"/>
      <text:p text:style-name="P114">The meaning is that <text:span text:style-name="T60">old_admin</text:span> has no versions, <text:span text:style-name="T60">previous</text:span> has several, but a few have been deleted, and <text:span text:style-name="T60">old_ligo</text:span> also has a few versions.</text:p>
      <text:p text:style-name="Text_20_body"/>
      <text:h text:style-name="Heading_20_2" text:outline-level="2">read</text:h>
      <text:p text:style-name="P1">Description</text:p>
      <text:p text:style-name="P30">Get an object from the store by (unique) identifier.</text:p>
      <text:p text:style-name="P1">Usage</text:p>
      <text:p text:style-name="Preformatted_20_Text">read(id), <text:span text:style-name="T81">read(id, version), read(id.)</text:span></text:p>
      <text:p text:style-name="P1">Arguments</text:p>
      <text:p text:style-name="P30">id = the unique identifier (a uri) for this in the store.</text:p>
      <text:p text:style-name="P109">version = the version number</text:p>
      <text:p text:style-name="P109">id. = a stem of simple ids or versioned ids.</text:p>
      <text:p text:style-name="P1"><text:soft-page-break/>Output</text:p>
      <text:p text:style-name="P30">A <text:span text:style-name="T87">conformable </text:span>stem consisting of the attributes for this object. <text:span text:style-name="T87">If you supply a stem, the objects with corresponding keys are returned. Note that if there is no such object, a </text:span><text:span text:style-name="T71">null</text:span><text:span text:style-name="T87"> is returned. then </text:span><text:s/><text:line-break/><text:span text:style-name="T87">See also: </text:span><text:span text:style-name="T3">keys()</text:span><text:span text:style-name="T14">. </text:span></text:p>
      <text:p text:style-name="P1">Examples</text:p>
      <text:p text:style-name="P2"/>
      <text:p text:style-name="P10"><text:span text:style-name="T52"><text:s text:c="4"/>a. :=</text:span><text:span text:style-name="T51"> <text:s text:c="2"/>admin#read('myproxy:oa4mp,2012:/adminClient/95bff80b6a23d2612c56/16051275');</text:span></text:p>
      <text:p text:style-name="P10"><text:span text:style-name="T51"><text:s text:c="4"/></text:span><text:span text:style-name="T52">a.</text:span></text:p>
      <text:p text:style-name="P12">{</text:p>
      <text:p text:style-name="P12"><text:s/>allow_qdl:false,</text:p>
      <text:p text:style-name="P12"><text:s/>last_modified_ts:1605128630000,</text:p>
      <text:p text:style-name="P72"><text:s/>admin_id:myproxy:oa4mp,2012:/adminClient/95bff80b6a23d2612c56/16051275,</text:p>
      <text:p text:style-name="P12"><text:s/>name:Test admin client <text:span text:style-name="T45">#42</text:span>,</text:p>
      <text:p text:style-name="P12"><text:s/>creation_ts:1605128630000,</text:p>
      <text:p text:style-name="P12"><text:s/>vo:aqTvMdAUdiTcbko6kItlZaF7SFFbI6Rr_xCArhTa6LfIbwmHQ,</text:p>
      <text:p text:style-name="P12"><text:s/>secret:L7InEVi8pRfKuW1u4SzXL-sLRsoWj19IxpQ9yIbuQ-EXDiUHWn3Q,</text:p>
      <text:p text:style-name="P12"><text:s/>config:{},</text:p>
      <text:p text:style-name="P12"><text:s/>issuer:<text:span text:style-name="T46">https:/physics.bsu.edu</text:span>,</text:p>
      <text:p text:style-name="P12"><text:s/>max_clients:50,</text:p>
      <text:p text:style-name="P12"><text:s/>email:bob@<text:span text:style-name="T56">phys.</text:span><text:span text:style-name="T46">bsu.edu</text:span></text:p>
      <text:p text:style-name="P12">}</text:p>
      <text:p text:style-name="P3"/>
      <text:p text:style-name="P31">Getting ids can be done by hook, crook or with the <text:span text:style-name="T3">search</text:span><text:span text:style-name="T14"> call.</text:span></text:p>
      <text:p text:style-name="P52"/>
      <text:h text:style-name="Heading_20_2" text:outline-level="2">remove</text:h>
      <text:p text:style-name="P1">Description</text:p>
      <text:p text:style-name="P11"><text:span text:style-name="T49">Remove an object from the store. Note that there is </text:span><text:span text:style-name="T11">no</text:span><text:span text:style-name="T29"> confirmation done since this is not an interactive API. The object is deleted straight up.</text:span></text:p>
      <text:p text:style-name="P1">Usage</text:p>
      <text:p text:style-name="Preformatted_20_Text"><text:span text:style-name="T87">remove(id), remove(id, version), </text:span>remove(<text:span text:style-name="T87">ids.</text:span>)</text:p>
      <text:p text:style-name="P1">Arguments</text:p>
      <text:p text:style-name="P30">id = the string that is a unique identifier for this object. </text:p>
      <text:p text:style-name="P109">version = the version of the object to remove</text:p>
      <text:p text:style-name="P32"><text:span text:style-name="T87">ids</text:span>. = a stem of the <text:span text:style-name="T87">ids or versioned ids</text:span>. </text:p>
      <text:p text:style-name="P1">Output</text:p>
      <text:p text:style-name="P111">A <text:span text:style-name="T87">conformable result with</text:span><text:span text:style-name="T9"> </text:span><text:span text:style-name="T10">true</text:span><text:span text:style-name="T88"> if the object is no longer in the store. </text:span><text:span text:style-name="T26">Note that if there were no such object to start with, the result would still be true, because this is properly an assertion about the state of the store after this call. </text:span><text:span text:style-name="T27">If the argument cannot be decoded, it is skipped</text:span></text:p>
      <text:p text:style-name="P1"><text:soft-page-break/>Examples</text:p>
      <text:p text:style-name="Preformatted_20_Text"><text:s text:c="3"/>admin#remove(<text:span text:style-name="T87">a.client_id</text:span>)</text:p>
      <text:p text:style-name="Preformatted_20_Text">true</text:p>
      <text:p text:style-name="P54"/>
      <text:p text:style-name="P92">The object represented in <text:span text:style-name="T3">a.</text:span><text:span text:style-name="T14"> is not in the store now. </text:span><text:span text:style-name="T27">Note this assumes that the primary id of the object is </text:span><text:span text:style-name="T74">client_id</text:span><text:span text:style-name="T27">. </text:span></text:p>
      <text:p text:style-name="P92"><text:span text:style-name="T14"/></text:p>
      <text:p text:style-name="P93"><text:span text:style-name="T14">Another example, deleting versions</text:span></text:p>
      <text:p text:style-name="P93"><text:span text:style-name="T14"/></text:p>
      <text:p text:style-name="P80"><text:s text:c="2"/>ids. := <text:span text:style-name="T89">{</text:span></text:p>
      <text:p text:style-name="P80"><text:s/>'<text:span text:style-name="T89">old_admin' : </text:span>'oa4mp:/<text:span text:style-name="T89">admin</text:span>_id/e18234',</text:p>
      <text:p text:style-name="P80"><text:s text:c="2"/>'<text:span text:style-name="T89">previous' : [</text:span>'oa4mp:/<text:span text:style-name="T89">admin</text:span>_id/e793c', <text:span text:style-name="T89">3]</text:span>,</text:p>
      <text:p text:style-name="P80"><text:s text:c="2"/>'<text:span text:style-name="T89">old_ligo' : [</text:span>'oa4mp:/<text:span text:style-name="T89">admin</text:span>_id/f1a54',<text:span text:style-name="T89">2]</text:span>,</text:p>
      <text:p text:style-name="P80"><text:s text:c="6"/>'<text:span text:style-name="T89">date' : date_ms()</text:span></text:p>
      <text:p text:style-name="P80"><text:span text:style-name="T89">}</text:span>;</text:p>
      <text:p text:style-name="P80"><text:s text:c="2"/><text:span text:style-name="T89">admin_store#remove(ids.)</text:span></text:p>
      <text:p text:style-name="P81">{</text:p>
      <text:p text:style-name="P81"><text:s text:c="2"/>'old_admin' : true,</text:p>
      <text:p text:style-name="P81"><text:s text:c="2"/>'previous' : false,</text:p>
      <text:p text:style-name="P81"><text:s text:c="2"/>'old_ligo' : true</text:p>
      <text:p text:style-name="P81">}</text:p>
      <text:p text:style-name="P112">So this tells us that 2 of the entries could be removed and one could not. Normally this means that the operation failed at the database level, so check the database logs. The <text:span text:style-name="T75">date</text:span> entry could not be understood as an id by the system and we not processed, hence no result is returned for it.</text:p>
      <text:h text:style-name="P67" text:outline-level="2">restore</text:h>
      <text:p text:style-name="Heading">Description</text:p>
      <text:p text:style-name="P115">restore an archived version, replacing the active version.</text:p>
      <text:p text:style-name="Heading">Usage</text:p>
      <text:p text:style-name="P85">restore(id, version), restore(ids.)</text:p>
      <text:p text:style-name="P59">Arguments</text:p>
      <text:p text:style-name="P115">id = a string that is the identifier</text:p>
      <text:p text:style-name="P115">version = the version number to restore.</text:p>
      <text:p text:style-name="P115">ids. <text:s/>= a stem of versioned ids.</text:p>
      <text:p text:style-name="Heading">Output</text:p>
      <text:p text:style-name="P115">A conformable stem of booleans with a true or false.</text:p>
      <text:p text:style-name="Heading">Example</text:p>
      <text:p text:style-name="Preformatted_20_Text"><text:s text:c="3"/>clients#restore('oa4mp:/client_id/1ec3a766', -<text:span text:style-name="T92">1)</text:span><text:line-break/><text:span text:style-name="T92">true</text:span></text:p>
      <text:p text:style-name="P115"><text:soft-page-break/>The most recent archived version of this was restored, overwriting what was active. Note that the version still stays in the system unless you explicitly remove it.</text:p>
      <text:h text:style-name="Heading_20_2" text:outline-level="2">save</text:h>
      <text:p text:style-name="P1">Description</text:p>
      <text:p text:style-name="P33">Save an object to the store. Note that if the object does not exist in the store, it is created and if it does exist, it is updated. </text:p>
      <text:p text:style-name="P1">Usage</text:p>
      <text:p text:style-name="Preformatted_20_Text">save(stem. | list.)</text:p>
      <text:p text:style-name="P1">Arguments</text:p>
      <text:p text:style-name="P34">stem. = single stem holding the attributes for an object</text:p>
      <text:p text:style-name="P34">list. = a list of <text:span text:style-name="T77">such </text:span>objects.</text:p>
      <text:p text:style-name="P1">Output</text:p>
      <text:p text:style-name="P26"><text:span text:style-name="T14">A conformable list of booleans. So if there is a single object, you will get a scalar and if there is a list of them, you will get a result for each element. Note that this may give partial results. So if there is a failure </text:span><text:span text:style-name="T17">in saving an object a log entry will be made and the corresponding result will be </text:span><text:span text:style-name="T55">false</text:span><text:span text:style-name="T17">.</text:span></text:p>
      <text:p text:style-name="P1">Examples</text:p>
      <text:p text:style-name="Preformatted_20_Text"><text:s text:c="4"/><text:span text:style-name="T77">clients#</text:span>save(my_client.);</text:p>
      <text:p text:style-name="Preformatted_20_Text">true</text:p>
      <text:p text:style-name="P36"/>
      <text:h text:style-name="Heading_20_2" text:outline-level="2">search</text:h>
      <text:p text:style-name="P1">Description</text:p>
      <text:p text:style-name="P35">Search the store by key using a regex.</text:p>
      <text:p text:style-name="P1">Usage</text:p>
      <text:p text:style-name="Preformatted_20_Text">search(key, regex)</text:p>
      <text:p text:style-name="P1">Arguments</text:p>
      <text:p text:style-name="P35">key = the key of the object</text:p>
      <text:p text:style-name="P35">regex = a regular expression to be applied to the contents of each <text:span text:style-name="T3">key'</text:span><text:span text:style-name="T14">s value</text:span></text:p>
      <text:p text:style-name="P1"><text:soft-page-break/>Output</text:p>
      <text:p text:style-name="P35">A <text:span text:style-name="T50">stem</text:span><text:span text:style-name="T37"> of objects. Note that this may be very, very large if your regex is not carefully scoped, as in, it is possible to pull the entire store into the workspace. This may or may not work given memory limitations and such so do be careful in your choice of search parameters.</text:span></text:p>
      <text:p text:style-name="P1">Examples</text:p>
      <text:p text:style-name="P87"><text:s text:c="3"/><text:span text:style-name="T55">admin_</text:span><text:span text:style-name="T77">search</text:span><text:span text:style-name="T55">. := </text:span><text:span text:style-name="T77">admins#</text:span><text:span text:style-name="T55">search('</text:span><text:span text:style-name="T41">admin</text:span><text:span text:style-name="T55">_id', '.*256.*');</text:span></text:p>
      <text:p text:style-name="P73"><text:s text:c="3"/><text:span text:style-name="T55">size(admin_</text:span><text:span text:style-name="T77">search</text:span><text:span text:style-name="T55">.);</text:span></text:p>
      <text:p text:style-name="Preformatted_20_Text">1</text:p>
      <text:p text:style-name="P73"><text:s text:c="4"/><text:span text:style-name="T55">my_admin. := admin_</text:span><text:span text:style-name="T77">search</text:span><text:span text:style-name="T55">.0;</text:span></text:p>
      <text:p text:style-name="P36"/>
      <text:p text:style-name="P55"><text:span text:style-name="T55">In this case, we search the admin_id attributes in the entire store for one that has the string </text:span><text:span text:style-name="T5">256</text:span><text:span text:style-name="T55"> embedded in it. (</text:span><text:span text:style-name="T5">E.g.</text:span><text:span text:style-name="T17">, the trick to get a specific object by id using a snippet of the whole identifier).</text:span></text:p>
      <text:p text:style-name="P53">This tells us there is exactly one element found. To access it you would need to <text:s/>grab the entry you want.</text:p>
      <text:h text:style-name="Heading_20_2" text:outline-level="2">toXML</text:h>
      <text:p text:style-name="P1">Description</text:p>
      <text:p text:style-name="P35">Create the XML representation of an object. <text:span text:style-name="T56">Objects may be serialized to XML (</text:span><text:span text:style-name="T6">e.g.</text:span><text:span text:style-name="T18"> using the CLI or command line interface in OA4MP). </text:span></text:p>
      <text:p text:style-name="P1">Usage</text:p>
      <text:p text:style-name="Preformatted_20_Text">to_<text:span text:style-name="T95">xml</text:span>(stem.)</text:p>
      <text:p text:style-name="P1">Arguments</text:p>
      <text:p text:style-name="P37">stem. = the object to be converted</text:p>
      <text:p text:style-name="P1">Output</text:p>
      <text:p text:style-name="P37">A string consisting of XML for this object. It may be archived, sent to another person or whatever. </text:p>
      <text:p text:style-name="P1">Examples</text:p>
      <text:p text:style-name="P38">Taking the output of the <text:span text:style-name="T3">read </text:span><text:span text:style-name="T14">example, we convert it to an XML document:</text:span></text:p>
      <text:p text:style-name="P12"><text:s text:c="2"/>admin#to_<text:span text:style-name="T95">xml</text:span>(<text:span text:style-name="T56">a</text:span>.)</text:p>
      <text:p text:style-name="P12">&lt;?xml version="1.0" encoding="UTF-8"?&gt;</text:p>
      <text:p text:style-name="P12">&lt;!DOCTYPE properties SYSTEM "http://java.sun.com/dtd/properties.dtd"&gt;</text:p>
      <text:p text:style-name="P12">&lt;properties&gt;</text:p>
      <text:p text:style-name="P12">&lt;comment&gt;OA4MP stream store&lt;/comment&gt;</text:p>
      <text:p text:style-name="P12">&lt;entry key="allow_qdl"&gt;false&lt;/entry&gt;</text:p>
      <text:p text:style-name="P12">&lt;entry key="last_modified_ts"&gt;2020-11-11T21:03:50.000Z&lt;/entry&gt;</text:p>
      <text:p text:style-name="P13">&lt;entry key="admin_id"&gt;myproxy:oa4mp,2012:/adminClient/95bff80b6a23d2612c56/16051275&lt;/entry&gt;</text:p>
      <text:p text:style-name="P12">&lt;entry key="name"&gt;Test admin client <text:span text:style-name="T45">#42</text:span>&lt;/entry&gt;</text:p>
      <text:p text:style-name="P13">&lt;entry key="vo"&gt;aqTvMdAUdiTcbko6kItlZaF7SFFbI6Rr_xCArhTa6LfIbwmHQ&lt;/entry&gt;</text:p>
      <text:p text:style-name="P12">&lt;entry key="creation_ts"&gt;2020-11-11T21:03:50.000Z&lt;/entry&gt;</text:p>
      <text:p text:style-name="P13">&lt;entry key="secret"&gt;L7InEVi8pRfKuW1u4SzXL-sLRsoWj19IxpQ9yIbuQ-EXDiUHWn3Q&lt;/entry&gt;</text:p>
      <text:p text:style-name="P13"><text:soft-page-break/>&lt;entry key="issuer"&gt;<text:span text:style-name="T46">https:/physics.bsu.edu</text:span>&lt;/entry&gt;</text:p>
      <text:p text:style-name="P12">&lt;entry key="max_clients"&gt;50&lt;/entry&gt;</text:p>
      <text:p text:style-name="P13">&lt;entry key="email"&gt;bob@<text:span text:style-name="T56">phys.</text:span><text:span text:style-name="T46">bsu.edu</text:span>&lt;/entry&gt;</text:p>
      <text:p text:style-name="P12">&lt;/properties&gt;</text:p>
      <text:p text:style-name="P3"/>
      <text:p text:style-name="P94">Again this is a string and can be saved to a file.</text:p>
      <text:p text:style-name="P94"/>
      <text:p text:style-name="P95">To get and serialize an id in one call</text:p>
      <text:p text:style-name="Preformatted_20_Text"><text:s text:c="3"/><text:span text:style-name="T90">my_client</text:span> ≔c#to_xml(c#read('oa4mp:/client_id/f2e1823415'));<text:line-break/> <text:s text:c="2"/><text:span text:style-name="T90">size(my_client);</text:span></text:p>
      <text:p text:style-name="P82">1684</text:p>
      <text:h text:style-name="Heading_20_2" text:outline-level="2">update</text:h>
      <text:p text:style-name="P1">Description</text:p>
      <text:p text:style-name="P38">Update an object. This will fail if the object does not exist and is more or less equivalent to a database UPDATE command.</text:p>
      <text:p text:style-name="P1">Usage</text:p>
      <text:p text:style-name="Preformatted_20_Text">update(stem. | list.)</text:p>
      <text:p text:style-name="P1">Arguments</text:p>
      <text:p text:style-name="P39">stem. = single object to be updated.</text:p>
      <text:p text:style-name="P39">list. = list of objects (as stems) to be updated</text:p>
      <text:p text:style-name="P1">Output</text:p>
      <text:p text:style-name="P117"><text:span text:style-name="T96">A conformable result to the argument consisting of booleans as to whether the update worked or not. Note that any error messages will be written to the log. </text:span><text:span text:style-name="T90">Note that this must be a list only if you are sending multiples since there is no way to tell it apart from the stem of an entry.</text:span></text:p>
      <text:h text:style-name="Heading_20_2" text:outline-level="2">version</text:h>
      <text:p text:style-name="Heading">Description</text:p>
      <text:p text:style-name="P116">Create a version from an existing entry. The entry must already exist in the store to do this.</text:p>
      <text:p text:style-name="Heading">Usage</text:p>
      <text:p text:style-name="P86">version(id | id.)</text:p>
      <text:p text:style-name="P60">Arguments</text:p>
      <text:p text:style-name="P116">id = a string that is the id of the entry</text:p>
      <text:p text:style-name="P116">id. = a stem of ids to be versioned.</text:p>
      <text:p text:style-name="P60"><text:soft-page-break/>Output</text:p>
      <text:p text:style-name="P116">A conformable result with the number of the version created</text:p>
      <text:p text:style-name="Heading">Example</text:p>
      <text:p text:style-name="P87"><text:s text:c="3"/><text:span text:style-name="T93">admin_store#version(</text:span><text:span text:style-name="T55">'</text:span><text:span text:style-name="T53">myproxy:oa4mp,2012:/adminClient/b6a23612c</text:span><text:span text:style-name="T54">'</text:span><text:span text:style-name="T53">)</text:span></text:p>
      <text:p text:style-name="P86"><text:span text:style-name="T51">3</text:span></text:p>
      <text:p text:style-name="Text_20_body"/>
      <text:p text:style-name="P116">indicating that a version named 3 was created and that is the highest version number, meaning the most recent.</text:p>
      <text:p text:style-name="P89"><text:span text:style-name="T78"/></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ourier" svg:font-family="Courier" style:font-family-generic="roman" style:font-pitch="variable"/>
    <style:font-face style:name="JetBrains Mono" svg:font-family="'JetBrains Mono'" style:font-family-generic="roman" style:font-pitch="variable"/>
    <style:font-face style:name="Liberation Mono" svg:font-family="'Liberation Mono'" style:font-family-generic="modern" style:font-pitch="fixed"/>
    <style:font-face style:name="Liberation Mono1" svg:font-family="'Liberation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Preformatted_20_Text" style:display-name="Preformatted Text" style:family="paragraph" style:parent-style-name="Standard" style:class="html">
      <loext:graphic-properties draw:fill="solid" draw:fill-color="#0010b3"/>
      <style:paragraph-properties fo:margin-top="0in" fo:margin-bottom="0in" style:contextual-spacing="false" fo:background-color="#0010b3"/>
      <style:text-properties fo:color="#ffff38" loext:opacity="100%" style:font-name="Liberation Mono" fo:font-family="'Liberation Mono'" style:font-family-generic="modern" style:font-pitch="fixed" fo:font-size="10pt" fo:font-weight="bold"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2-24T07:05:40.318523326</meta:creation-date>
    <dc:date>2024-08-26T16:59:30.558909764</dc:date>
    <meta:editing-duration>P29DT15H52M42S</meta:editing-duration>
    <meta:editing-cycles>36</meta:editing-cycles>
    <meta:generator>LibreOffice/7.3.7.2$Linux_X86_64 LibreOffice_project/30$Build-2</meta:generator>
    <meta:document-statistic meta:table-count="0" meta:image-count="0" meta:object-count="0" meta:page-count="15" meta:paragraph-count="388" meta:word-count="2738" meta:character-count="18042" meta:non-whitespace-character-count="15309"/>
  </office:meta>
</office:document-meta>
</file>